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Pictures/2000000D00000B93000007F5640BEEB1.wmf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adornments="Bold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" style:family="table">
      <style:table-properties style:width="5.25in" fo:margin-left="0.25in" fo:margin-right="1.425in" table:align="margins" style:writing-mode="lr-tb"/>
    </style:style>
    <style:style style:name="Table1.A" style:family="table-column">
      <style:table-column-properties style:column-width="5.25in" style:rel-column-width="65535*"/>
    </style:style>
    <style:style style:name="Table1.1" style:family="table-row">
      <style:table-row-properties style:min-row-height="3.25in" style:keep-together="true" fo:keep-together="auto"/>
    </style:style>
    <style:style style:name="Table1.A1" style:family="table-cell">
      <style:table-cell-properties fo:padding-left="0.0833in" fo:padding-right="0.0833in" fo:padding-top="0.0833in" fo:padding-bottom="0.0556in" fo:border="0.0007in solid #000000"/>
    </style:style>
    <style:style style:name="Table1.2" style:family="table-row">
      <style:table-row-properties style:min-row-height="3.6389in" style:keep-together="true" fo:keep-together="auto"/>
    </style:style>
    <style:style style:name="Table1.A2" style:family="table-cell">
      <style:table-cell-properties fo:padding-left="0.0833in" fo:padding-right="0.0833in" fo:padding-top="0.0833in" fo:padding-bottom="0.0556in" fo:border-left="0.0007in solid #000000" fo:border-right="0.0007in solid #000000" fo:border-top="none" fo:border-bottom="0.0007in solid #000000"/>
    </style:style>
    <style:style style:name="Table1.3" style:family="table-row">
      <style:table-row-properties style:min-row-height="0.7271in" style:keep-together="true" fo:keep-together="auto"/>
    </style:style>
    <style:style style:name="Table1.8" style:family="table-row">
      <style:table-row-properties style:min-row-height="5.4167in" style:keep-together="true" fo:keep-together="auto"/>
    </style:style>
    <style:style style:name="Table1.9" style:family="table-row">
      <style:table-row-properties style:min-row-height="4.0556in" style:keep-together="true" fo:keep-together="auto"/>
    </style:style>
    <style:style style:name="Table1.10" style:family="table-row">
      <style:table-row-properties style:min-row-height="0.75in" style:keep-together="true" fo:keep-together="auto"/>
    </style:style>
    <style:style style:name="Table1.11" style:family="table-row">
      <style:table-row-properties style:min-row-height="3.9306in" style:keep-together="true" fo:keep-together="auto"/>
    </style:style>
    <style:style style:name="Table1.12" style:family="table-row">
      <style:table-row-properties style:min-row-height="2.8056in" style:keep-together="true" fo:keep-together="auto"/>
    </style:style>
    <style:style style:name="Table1.13" style:family="table-row">
      <style:table-row-properties style:min-row-height="3.6667in" style:keep-together="true" fo:keep-together="auto"/>
    </style:style>
    <style:style style:name="Table1.14" style:family="table-row">
      <style:table-row-properties style:min-row-height="4.6389in" style:keep-together="true" fo:keep-together="auto"/>
    </style:style>
    <style:style style:name="Table1.15" style:family="table-row">
      <style:table-row-properties style:min-row-height="3.2917in" style:keep-together="true" fo:keep-together="auto"/>
    </style:style>
    <style:style style:name="Table1.16" style:family="table-row">
      <style:table-row-properties style:min-row-height="0.8639in" style:keep-together="true" fo:keep-together="auto"/>
    </style:style>
    <style:style style:name="Table1.18" style:family="table-row">
      <style:table-row-properties style:min-row-height="1.1667in" style:keep-together="true" fo:keep-together="auto"/>
    </style:style>
    <style:style style:name="Table1.19" style:family="table-row">
      <style:table-row-properties style:min-row-height="3.9167in" style:keep-together="true" fo:keep-together="auto"/>
    </style:style>
    <style:style style:name="Table1.20" style:family="table-row">
      <style:table-row-properties style:min-row-height="4.3889in" style:keep-together="true" fo:keep-together="auto"/>
    </style:style>
    <style:style style:name="Table2" style:family="table">
      <style:table-properties style:width="5.25in" fo:margin-left="0.25in" fo:margin-right="1.425in" table:align="margins" style:writing-mode="lr-tb"/>
    </style:style>
    <style:style style:name="Table2.A" style:family="table-column">
      <style:table-column-properties style:column-width="5.25in" style:rel-column-width="65535*"/>
    </style:style>
    <style:style style:name="Table2.1" style:family="table-row">
      <style:table-row-properties style:min-row-height="2.2778in" style:keep-together="true" fo:keep-together="auto"/>
    </style:style>
    <style:style style:name="Table2.A1" style:family="table-cell">
      <style:table-cell-properties fo:padding-left="0.0833in" fo:padding-right="0.0833in" fo:padding-top="0.0833in" fo:padding-bottom="0.0556in" fo:border="0.0007in solid #000000"/>
    </style:style>
    <style:style style:name="Table2.2" style:family="table-row">
      <style:table-row-properties style:min-row-height="1.5in" style:keep-together="true" fo:keep-together="auto"/>
    </style:style>
    <style:style style:name="Table2.A2" style:family="table-cell">
      <style:table-cell-properties fo:padding-left="0.0833in" fo:padding-right="0.0833in" fo:padding-top="0.0833in" fo:padding-bottom="0.0556in" fo:border-left="0.0007in solid #000000" fo:border-right="0.0007in solid #000000" fo:border-top="none" fo:border-bottom="0.0007in solid #000000"/>
    </style:style>
    <style:style style:name="Table2.3" style:family="table-row">
      <style:table-row-properties style:min-row-height="6.2917in" style:keep-together="true" fo:keep-together="auto"/>
    </style:style>
    <style:style style:name="Table2.4" style:family="table-row">
      <style:table-row-properties style:min-row-height="1.3611in" style:keep-together="true" fo:keep-together="auto"/>
    </style:style>
    <style:style style:name="Table3" style:family="table">
      <style:table-properties style:width="5.25in" fo:margin-left="0.25in" fo:margin-right="1.425in" table:align="margins" style:writing-mode="lr-tb"/>
    </style:style>
    <style:style style:name="Table3.A" style:family="table-column">
      <style:table-column-properties style:column-width="5.25in" style:rel-column-width="65535*"/>
    </style:style>
    <style:style style:name="Table3.1" style:family="table-row">
      <style:table-row-properties style:min-row-height="1.8333in" style:keep-together="true" fo:keep-together="auto"/>
    </style:style>
    <style:style style:name="Table3.A1" style:family="table-cell">
      <style:table-cell-properties fo:padding-left="0.0833in" fo:padding-right="0.0833in" fo:padding-top="0.0833in" fo:padding-bottom="0.0556in" fo:border="0.0007in solid #000000"/>
    </style:style>
    <style:style style:name="Table3.2" style:family="table-row">
      <style:table-row-properties style:min-row-height="1.5556in" style:keep-together="true" fo:keep-together="auto"/>
    </style:style>
    <style:style style:name="Table3.A2" style:family="table-cell">
      <style:table-cell-properties fo:padding-left="0.0833in" fo:padding-right="0.0833in" fo:padding-top="0.0833in" fo:padding-bottom="0.0556in" fo:border-left="0.0007in solid #000000" fo:border-right="0.0007in solid #000000" fo:border-top="none" fo:border-bottom="0.0007in solid #000000"/>
    </style:style>
    <style:style style:name="Table3.3" style:family="table-row">
      <style:table-row-properties style:min-row-height="0.75in" style:keep-together="true" fo:keep-together="auto"/>
    </style:style>
    <style:style style:name="Table3.4" style:family="table-row">
      <style:table-row-properties style:min-row-height="3.3333in" style:keep-together="true" fo:keep-together="auto"/>
    </style:style>
    <style:style style:name="Table4" style:family="table">
      <style:table-properties style:width="5.5in" fo:margin-left="0.7125in" fo:margin-right="0.7125in" table:align="margins" style:writing-mode="lr-tb"/>
    </style:style>
    <style:style style:name="Table4.A" style:family="table-column">
      <style:table-column-properties style:column-width="5.5in" style:rel-column-width="65535*"/>
    </style:style>
    <style:style style:name="Table4.1" style:family="table-row">
      <style:table-row-properties style:min-row-height="4.3611in" style:keep-together="true" fo:keep-together="auto"/>
    </style:style>
    <style:style style:name="Table4.A1" style:family="table-cell">
      <style:table-cell-properties fo:padding-left="0.0833in" fo:padding-right="0.0833in" fo:padding-top="0.0833in" fo:padding-bottom="0.0556in" fo:border="0.0007in solid #000000"/>
    </style:style>
    <style:style style:name="Table4.2" style:family="table-row">
      <style:table-row-properties style:min-row-height="1.4722in" style:keep-together="true" fo:keep-together="auto"/>
    </style:style>
    <style:style style:name="Table4.A2" style:family="table-cell">
      <style:table-cell-properties fo:padding-left="0.0833in" fo:padding-right="0.0833in" fo:padding-top="0.0833in" fo:padding-bottom="0.0556in" fo:border-left="0.0007in solid #000000" fo:border-right="0.0007in solid #000000" fo:border-top="none" fo:border-bottom="0.0007in solid #000000"/>
    </style:style>
    <style:style style:name="Table4.3" style:family="table-row">
      <style:table-row-properties style:min-row-height="0.5556in" style:keep-together="true" fo:keep-together="auto"/>
    </style:style>
    <style:style style:name="Table4.4" style:family="table-row">
      <style:table-row-properties style:min-row-height="1.2222in" style:keep-together="true" fo:keep-together="auto"/>
    </style:style>
    <style:style style:name="Table4.8" style:family="table-row">
      <style:table-row-properties style:min-row-height="0.75in" style:keep-together="true" fo:keep-together="auto"/>
    </style:style>
    <style:style style:name="Table4.9" style:family="table-row">
      <style:table-row-properties style:min-row-height="7.0278in" style:keep-together="true" fo:keep-together="auto"/>
    </style:style>
    <style:style style:name="Table4.10" style:family="table-row">
      <style:table-row-properties style:min-row-height="3.875in" style:keep-together="true" fo:keep-together="auto"/>
    </style:style>
    <style:style style:name="Table4.11" style:family="table-row">
      <style:table-row-properties style:min-row-height="6.5833in" style:keep-together="true" fo:keep-together="auto"/>
    </style:style>
    <style:style style:name="Table5" style:family="table">
      <style:table-properties style:width="5.25in" fo:margin-left="0.25in" fo:margin-right="1.425in" table:align="margins" style:writing-mode="lr-tb"/>
    </style:style>
    <style:style style:name="Table5.A" style:family="table-column">
      <style:table-column-properties style:column-width="5.25in" style:rel-column-width="65535*"/>
    </style:style>
    <style:style style:name="Table5.1" style:family="table-row">
      <style:table-row-properties style:min-row-height="2.1389in" style:keep-together="true" fo:keep-together="auto"/>
    </style:style>
    <style:style style:name="Table5.A1" style:family="table-cell">
      <style:table-cell-properties fo:padding-left="0.0833in" fo:padding-right="0.0833in" fo:padding-top="0.0833in" fo:padding-bottom="0.0556in" fo:border="0.0007in solid #000000"/>
    </style:style>
    <style:style style:name="Table5.2" style:family="table-row">
      <style:table-row-properties style:min-row-height="3.6389in" style:keep-together="true" fo:keep-together="auto"/>
    </style:style>
    <style:style style:name="Table5.A2" style:family="table-cell">
      <style:table-cell-properties fo:padding-left="0.0833in" fo:padding-right="0.0833in" fo:padding-top="0.0833in" fo:padding-bottom="0.0556in" fo:border-left="0.0007in solid #000000" fo:border-right="0.0007in solid #000000" fo:border-top="none" fo:border-bottom="0.0007in solid #000000"/>
    </style:style>
    <style:style style:name="Table5.3" style:family="table-row">
      <style:table-row-properties style:min-row-height="0.7604in" style:keep-together="true" fo:keep-together="auto"/>
    </style:style>
    <style:style style:name="Table5.4" style:family="table-row">
      <style:table-row-properties style:min-row-height="2.8056in" style:keep-together="true" fo:keep-together="auto"/>
    </style:style>
    <style:style style:name="Table5.5" style:family="table-row">
      <style:table-row-properties style:min-row-height="3.5417in" style:keep-together="true" fo:keep-together="auto"/>
    </style:style>
    <style:style style:name="Table5.6" style:family="table-row">
      <style:table-row-properties style:min-row-height="1.1667in" style:keep-together="true" fo:keep-together="auto"/>
    </style:style>
    <style:style style:name="Table6" style:family="table">
      <style:table-properties style:width="5.25in" fo:margin-left="0.25in" fo:margin-right="1.425in" table:align="margins" style:writing-mode="lr-tb"/>
    </style:style>
    <style:style style:name="Table6.A" style:family="table-column">
      <style:table-column-properties style:column-width="5.25in" style:rel-column-width="65535*"/>
    </style:style>
    <style:style style:name="Table6.1" style:family="table-row">
      <style:table-row-properties style:min-row-height="2.8333in" style:keep-together="true" fo:keep-together="auto"/>
    </style:style>
    <style:style style:name="Table6.A1" style:family="table-cell">
      <style:table-cell-properties fo:padding-left="0.0833in" fo:padding-right="0.0833in" fo:padding-top="0.0833in" fo:padding-bottom="0.0556in" fo:border="0.0007in solid #000000"/>
    </style:style>
    <style:style style:name="Table6.2" style:family="table-row">
      <style:table-row-properties style:min-row-height="4.0556in" style:keep-together="true" fo:keep-together="auto"/>
    </style:style>
    <style:style style:name="Table6.A2" style:family="table-cell">
      <style:table-cell-properties fo:padding-left="0.0833in" fo:padding-right="0.0833in" fo:padding-top="0.0833in" fo:padding-bottom="0.0556in" fo:border-left="0.0007in solid #000000" fo:border-right="0.0007in solid #000000" fo:border-top="none" fo:border-bottom="0.0007in solid #000000"/>
    </style:style>
    <style:style style:name="Table6.3" style:family="table-row">
      <style:table-row-properties style:min-row-height="0.75in" style:keep-together="true" fo:keep-together="auto"/>
    </style:style>
    <style:style style:name="Table6.5" style:family="table-row">
      <style:table-row-properties style:min-row-height="0.4792in" style:keep-together="true" fo:keep-together="auto"/>
    </style:style>
    <style:style style:name="Table6.6" style:family="table-row">
      <style:table-row-properties style:min-row-height="3.6667in" style:keep-together="true" fo:keep-together="auto"/>
    </style:style>
    <style:style style:name="Table6.7" style:family="table-row">
      <style:table-row-properties style:min-row-height="4.6389in" style:keep-together="true" fo:keep-together="auto"/>
    </style:style>
    <style:style style:name="Table6.8" style:family="table-row">
      <style:table-row-properties style:min-row-height="3.9167in" style:keep-together="true" fo:keep-together="auto"/>
    </style:style>
    <style:style style:name="Table6.9" style:family="table-row">
      <style:table-row-properties style:min-row-height="2.5in" style:keep-together="true" fo:keep-together="auto"/>
    </style:style>
    <style:style style:name="P1" style:family="paragraph" style:parent-style-name="Table_20_Contents">
      <style:paragraph-properties fo:text-align="center" style:justify-single-word="false" fo:padding="0in" fo:border="none" style:shadow="none"/>
    </style:style>
    <style:style style:name="P2" style:family="paragraph" style:parent-style-name="Table_20_Contents">
      <style:paragraph-properties fo:text-align="start" style:justify-single-word="false" fo:padding="0in" fo:border="none" style:shadow="none"/>
    </style:style>
    <style:style style:name="P3" style:family="paragraph" style:parent-style-name="CommandIndent">
      <style:paragraph-properties fo:margin-left="0.5in" fo:margin-right="0in" fo:margin-top="0.028in" fo:margin-bottom="0.028in" style:line-height-at-least="0.111in" fo:text-align="justify" style:justify-single-word="false" fo:text-indent="0in" style:auto-text-indent="false">
        <style:tab-stops/>
      </style:paragraph-properties>
      <style:text-properties fo:color="#000000" style:font-name="Courier New" fo:font-size="7pt" fo:font-weight="normal" style:font-name-asian="Courier New" style:font-size-asian="7pt" style:font-weight-asian="normal" style:font-name-complex="Courier New" style:font-size-complex="7pt" style:font-weight-complex="normal"/>
    </style:style>
    <style:style style:name="P4" style:family="paragraph" style:parent-style-name="OutputSmall">
      <style:paragraph-properties fo:margin-left="0.5in" fo:margin-right="0in" fo:margin-top="0.028in" fo:margin-bottom="0.028in" style:line-height-at-least="0.111in" fo:text-align="justify" style:justify-single-word="false" fo:text-indent="0in" style:auto-text-indent="false">
        <style:tab-stops/>
      </style:paragraph-properties>
      <style:text-properties style:font-name="Courier New" fo:font-size="7pt" style:font-name-asian="Courier New" style:font-size-asian="7pt" style:font-name-complex="Courier New" style:font-size-complex="7pt"/>
    </style:style>
    <style:style style:name="P5" style:family="paragraph" style:parent-style-name="OutputSmall">
      <style:paragraph-properties fo:margin-left="0.5in" fo:margin-right="0in" fo:margin-top="0.028in" fo:margin-bottom="0.028in" style:line-height-at-least="0.111in" fo:text-align="justify" style:justify-single-word="false" fo:text-indent="0in" style:auto-text-indent="false">
        <style:tab-stops/>
      </style:paragraph-properties>
      <style:text-properties fo:color="#000000" style:font-name="Courier New" fo:font-size="7pt" fo:font-weight="normal" style:font-name-asian="Courier New" style:font-size-asian="7pt" style:font-weight-asian="normal" style:font-name-complex="Courier New" style:font-size-complex="7pt" style:font-weight-complex="normal"/>
    </style:style>
    <style:style style:name="P6" style:family="paragraph" style:parent-style-name="OutputSmall">
      <style:paragraph-properties fo:margin-left="0.5in" fo:margin-right="0in" fo:margin-top="0.028in" fo:margin-bottom="0.028in" style:line-height-at-least="0.111in" fo:text-align="justify" style:justify-single-word="false" fo:text-indent="0in" style:auto-text-indent="false">
        <style:tab-stops/>
      </style:paragraph-properties>
      <style:text-properties fo:font-size="7pt" fo:font-weight="normal" style:font-size-asian="7pt" style:font-weight-asian="normal" style:font-size-complex="7pt" style:font-weight-complex="normal"/>
    </style:style>
    <style:style style:name="P7" style:family="paragraph" style:parent-style-name="Output">
      <style:paragraph-properties fo:margin-left="0.5in" fo:margin-right="0in" fo:margin-top="0.028in" fo:margin-bottom="0.028in" style:line-height-at-least="0.1665in" fo:text-align="justify" style:justify-single-word="false" fo:text-indent="0in" style:auto-text-indent="false">
        <style:tab-stops/>
      </style:paragraph-properties>
      <style:text-properties fo:color="#0000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8" style:family="paragraph" style:parent-style-name="CommandLine">
      <style:paragraph-properties fo:margin-left="0.389in" fo:margin-right="0in" fo:margin-top="0.0972in" fo:margin-bottom="0.0972in" style:line-height-at-least="0.1665in" fo:text-indent="-0.139in" style:auto-text-indent="false">
        <style:tab-stops/>
      </style:paragraph-properties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9" style:family="paragraph" style:parent-style-name="CommandLine">
      <style:paragraph-properties fo:margin-left="0.389in" fo:margin-right="0in" fo:margin-top="0.0972in" fo:margin-bottom="0.0972in" style:line-height-at-least="0.1665in" fo:text-indent="-0.139in" style:auto-text-indent="false">
        <style:tab-stops>
          <style:tab-stop style:position="0in"/>
          <style:tab-stop style:position="0.111in"/>
          <style:tab-stop style:position="0.611in"/>
          <style:tab-stop style:position="1.111in"/>
          <style:tab-stop style:position="1.611in"/>
          <style:tab-stop style:position="2.111in"/>
          <style:tab-stop style:position="2.611in"/>
          <style:tab-stop style:position="3.111in"/>
          <style:tab-stop style:position="3.611in"/>
          <style:tab-stop style:position="4.111in"/>
          <style:tab-stop style:position="4.611in"/>
          <style:tab-stop style:position="5.111in"/>
        </style:tab-stops>
      </style:paragraph-properties>
      <style:text-properties fo:color="#000000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0" style:family="paragraph" style:parent-style-name="CommandLine">
      <style:paragraph-properties fo:margin-left="0.389in" fo:margin-right="0in" fo:margin-top="0.0835in" fo:margin-bottom="0.0835in" style:line-height-at-least="0.1528in" fo:text-indent="-0.139in" style:auto-text-indent="false">
        <style:tab-stops>
          <style:tab-stop style:position="0in"/>
          <style:tab-stop style:position="0.111in"/>
          <style:tab-stop style:position="0.611in"/>
          <style:tab-stop style:position="1.111in"/>
          <style:tab-stop style:position="1.611in"/>
          <style:tab-stop style:position="2.111in"/>
          <style:tab-stop style:position="2.611in"/>
          <style:tab-stop style:position="3.111in"/>
          <style:tab-stop style:position="3.611in"/>
          <style:tab-stop style:position="4.111in"/>
          <style:tab-stop style:position="4.611in"/>
          <style:tab-stop style:position="5.111in"/>
        </style:tab-stops>
      </style:paragraph-properties>
      <style:text-properties fo:color="#000000" style:font-name="Courier New" fo:font-size="9pt" fo:font-weight="bold" style:font-name-asian="Courier New" style:font-size-asian="9pt" style:font-weight-asian="bold" style:font-name-complex="Courier New" style:font-size-complex="9pt" style:font-weight-complex="bold"/>
    </style:style>
    <style:style style:name="P11" style:family="paragraph" style:parent-style-name="Body">
      <style:paragraph-properties fo:margin-left="0in" fo:margin-right="0in" fo:margin-top="0.0555in" fo:margin-bottom="0.0555in" style:line-height-at-least="0.1945in" fo:text-indent="0in" style:auto-text-indent="false">
        <style:tab-stops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</style:tab-stops>
      </style:paragraph-properties>
      <style:text-properties fo:color="#000000" style:font-name="Times New Roman" fo:font-weight="normal" style:font-name-asian="Times New Roman" style:font-weight-asian="normal" style:font-name-complex="Times New Roman" style:font-weight-complex="normal"/>
    </style:style>
    <style:style style:name="P12" style:family="paragraph" style:parent-style-name="Table_20_Contents" style:list-style-name="L1"/>
    <style:style style:name="P13" style:family="paragraph" style:parent-style-name="Table_20_Contents" style:list-style-name="L1"/>
    <style:style style:name="P14" style:family="paragraph" style:parent-style-name="Table_20_Contents" style:list-style-name="L1"/>
    <style:style style:name="P15" style:family="paragraph" style:parent-style-name="Table_20_Contents" style:list-style-name="L1"/>
    <style:style style:name="P16" style:family="paragraph" style:parent-style-name="Table_20_Contents" style:list-style-name="L1"/>
    <style:style style:name="P17" style:family="paragraph" style:parent-style-name="Table_20_Contents" style:list-style-name="L1"/>
    <style:style style:name="P18" style:family="paragraph" style:parent-style-name="Table_20_Contents" style:list-style-name="L1"/>
    <style:style style:name="P19" style:family="paragraph" style:parent-style-name="Table_20_Contents" style:list-style-name="L1"/>
    <style:style style:name="P20" style:family="paragraph" style:parent-style-name="Table_20_Contents" style:list-style-name="L1"/>
    <style:style style:name="P21" style:family="paragraph" style:parent-style-name="Table_20_Contents" style:list-style-name="L1"/>
    <style:style style:name="P22" style:family="paragraph" style:parent-style-name="Table_20_Contents" style:list-style-name="L1"/>
    <style:style style:name="P23" style:family="paragraph" style:parent-style-name="Heading_20_1" style:master-page-name="Right_20_Page">
      <style:paragraph-properties style:page-number="auto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text:display="tru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Enstore Commands</text:h>
      <text:p text:style-name="Text_20_body">Enstore provides commands that allow you to communicate with various components of the system. <text:s/>The basic syntax of all Enstore commands is</text:p>
      <text:p text:style-name="CommandLine">% enstore &lt;command&gt; [--option [argument] ...]</text:p>
      <text:p text:style-name="Text_20_body">All options start with a double dash (<text:span text:style-name="Command">--</text:span>). <text:s/>The return codes are 0 (zero) for success, non-zero for failure (currently all failures return number 1).</text:p>
      <text:h text:style-name="Heading_20_2" text:outline-level="2">enstore info</text:h>
      <text:p text:style-name="Text_20_body">As of encp v3_2, the command<text:span text:style-name="Command"> enstore info </text:span>supersedes<text:span text:style-name="Command"> enstore file </text:span>and<text:span text:style-name="Command"> enstore volume</text:span>. <text:s/>The developers may decide to remove these latter two commands in future versions of <text:span text:style-name="product_5f_name">encp</text:span>.</text:p>
      <text:p text:style-name="Text_20_body">This command communicates with the File Clerk (see section 8.1 <text:span text:style-name="Emphasis">File Clerk</text:span>) and the Volume Clerk (see section 8.2 <text:span text:style-name="Emphasis">Volume Clerk</text:span>). <text:s/>It returns information about specified file(s) or volume(s).</text:p>
      <text:p text:style-name="Text_20_body">Syntax:</text:p>
      <text:p text:style-name="CommandLine">% enstore info [--option [argument] ... ]</text:p>
      <text:p text:style-name="Text_20_body">Options:</text:p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Table_20_Contents">-h, --help</text:p>
            <text:p text:style-name="Table_20_Contents">Prints the options (i.e., prints this message). <text:s/>Example:</text:p>
            <text:p text:style-name="P8">$ enstore info --help</text:p>
            <text:p text:style-name="P4">Usage: </text:p>
            <text:p text:style-name="P4"><text:s text:c="7"/>info [ -h --bfid= --help --list= --ls-active= --usage ] </text:p>
            <text:p text:style-name="OutputSmall"><text:s text:c="7"/>--bfid &lt;BFID&gt; <text:s text:c="8"/>get info of a file</text:p>
            <text:p text:style-name="OutputSmall"><text:s text:c="7"/>--file &lt;PATH|PNFSID|BFID|VOL:LOC&gt; <text:s/>get info on a file</text:p>
            <text:p text:style-name="OutputSmall"><text:s text:c="7"/>--find-all-copies &lt;BFID&gt; <text:s/>find all copies of this file</text:p>
            <text:p text:style-name="OutputSmall"><text:s text:c="7"/>--find-copies &lt;BFID&gt; <text:s/>find the immediate copies of this file</text:p>
            <text:p text:style-name="OutputSmall"><text:s text:c="7"/>--find-duplicates &lt;BFID&gt; <text:s/>find all duplicates related to this file</text:p>
            <text:p text:style-name="OutputSmall"><text:s text:c="7"/>--find-original &lt;BFID&gt; <text:s/>find the immediate original of this file</text:p>
            <text:p text:style-name="OutputSmall"><text:s text:c="7"/>--find-the-original &lt;BFID&gt; <text:s/>find the very first original of this file</text:p>
            <text:p text:style-name="OutputSmall"><text:s text:c="7"/>--gvol &lt;VOLUME_NAME&gt; <text:s/>get info of a volume in human readable time</text:p>
            <text:p text:style-name="OutputSmall"><text:s text:c="29"/>format</text:p>
            <text:p text:style-name="OutputSmall"><text:s text:c="3"/>-h, --help <text:s text:c="15"/>print this message</text:p>
            <text:p text:style-name="P4"><text:s text:c="7"/>--just &lt;VOLUME_NAME&gt; <text:s/>used with --pvols to list problem</text:p>
            <text:p text:style-name="P4"><text:s text:c="7"/>--list &lt;VOLUME_NAME&gt; <text:s/>list the files in a volume</text:p>
            <text:p text:style-name="P4"><text:s text:c="7"/>--ls-active &lt;VOLUME_NAME&gt; <text:s/>list active files in a volume</text:p>
            <text:p text:style-name="OutputSmall"><text:s text:c="7"/>--ls-sg-count <text:s text:c="8"/>list all sg counts</text:p>
            <text:p text:style-name="OutputSmall"><text:s text:c="7"/>--pvols <text:s text:c="14"/>list all problem volumes</text:p>
            <text:p text:style-name="OutputSmall"><text:s text:c="7"/>--show-bad <text:s text:c="11"/>list all bad files</text:p>
            <text:p text:style-name="OutputSmall"><text:s text:c="7"/>--show-copies &lt;BFID&gt; <text:s/>all copies of a file</text:p>
            <text:p text:style-name="OutputSmall"><text:s text:c="7"/>--show-file &lt;BFID&gt; <text:s text:c="3"/>show info of a file</text:p>
            <text:p text:style-name="OutputSmall"><text:s text:c="7"/>--usage <text:s text:c="14"/>print short help message</text:p>
            <text:p text:style-name="OutputSmall"><text:s text:c="7"/>--vol &lt;VOLUME_NAME&gt; <text:s text:c="2"/>get info of a volume</text:p>
            <text:p text:style-name="P4"><text:s text:c="7"/>--vols <text:s text:c="15"/>list all volumes</text:p>
            <text:p text:style-name="P4"/>
          </table:table-cell>
        </table:table-row>
        <text:soft-page-break/>
        <table:table-row table:style-name="Table1.2">
          <table:table-cell table:style-name="Table1.A2" office:value-type="string">
            <text:p text:style-name="Table_20_Contents"><text:alphabetical-index-mark text:string-value="get for given data file" text:key1="metadata"/>--bfid &lt;BFID&gt;</text:p>
            <text:p text:style-name="Table_20_Contents">Returns information (metadata) about the file corresponding to the specified bfid.</text:p>
            <text:p text:style-name="Table_20_Contents">You can get the bfid of a file from the<text:span text:style-name="Command"> enstore pnfs --bfid &lt;FILE_NAME&gt; </text:span>command (section <text:bookmark-ref text:reference-format="text" text:ref-name="RTF65006e00730074006f007200"/>); get the filename from searching PNFS namespace.</text:p>
            <text:p text:style-name="Table_20_Contents">Example:</text:p>
            <text:p text:style-name="P9">$ enstore info --bfid CDMS105770745000000</text:p>
            <text:p text:style-name="P5">{'bfid': 'CDMS105770745000000',</text:p>
            <text:p text:style-name="P5"><text:s/>'complete_crc': 1191066979L,</text:p>
            <text:p text:style-name="P5"><text:s/>'deleted': 'no',</text:p>
            <text:p text:style-name="P5"><text:s/>'drive': 'stkenmvr7a:/dev/rmt/tps0d1n:4560000022',</text:p>
            <text:p text:style-name="P5"><text:s/>'external_label': 'VO3222',</text:p>
            <text:p text:style-name="P5"><text:s/>'location_cookie': '0000_000000000_0005661',</text:p>
            <text:p text:style-name="P5"><text:s/>'pnfs_mapname': '',</text:p>
            <text:p text:style-name="P5"><text:s/>'pnfs_name0': '/pnfs/fs/usr/test/xyz/srmtest/ar017983.0001phys_10',</text:p>
            <text:p text:style-name="P5"><text:s/>'pnfsid': '000500000000000000190EA8',</text:p>
            <text:p text:style-name="P5"><text:s/>'pnfsvid': '',</text:p>
            <text:p text:style-name="P5"><text:s/>'sanity_cookie': (65536L, 3203712884L),</text:p>
            <text:p text:style-name="P5"><text:s/>'size': 197354833L}</text:p>
          </table:table-cell>
        </table:table-row>
        <table:table-row table:style-name="Table1.3">
          <table:table-cell table:style-name="Table1.A2" office:value-type="string">
            <text:p text:style-name="Table_20_Contents">--find-all-copies &lt;BFID&gt;</text:p>
            <text:p text:style-name="Table_20_Contents">Report all the file BFIDs that are duplicates or multiple copies of the specified file BFID, including the specified file itself. <text:s/><text:span text:style-name="T3">Multiple copies</text:span> are extra copies of a file written by the same encp process that wrote the original file. <text:s/><text:span text:style-name="T3">Duplicated copie</text:span>s are multiple copies that were written to another tape by the Enstore administrators some time after the original was written to tape.</text:p>
            <text:p text:style-name="Table_20_Contents"/>
            <text:p text:style-name="Table_20_Contents">Here are two files where the first BFID shone is the original and the second one is a duplicate of the first.</text:p>
            <text:p text:style-name="CommandLine">$ enstore info --find-all-copies CDMS115788240600000</text:p>
            <text:p text:style-name="OutputSmall">CDMS115788240600000</text:p>
            <text:p text:style-name="OutputSmall">CDMS123800281300002</text:p>
            <text:p text:style-name="CommandLine">$ enstore info --find-all-copies CDMS123800281300002</text:p>
            <text:p text:style-name="OutputSmall">CDMS123800281300002</text:p>
            <text:p text:style-name="Table_20_Contents"/>
            <text:p text:style-name="Table_20_Contents"><text:soft-page-break/>See also <text:span text:style-name="T4">encp‑‑copies</text:span><text:span text:style-name="T5">; </text:span><text:span text:style-name="T4">enstore info ‑‑find‑copies</text:span><text:span text:style-name="T5">, </text:span><text:span text:style-name="T4">‑‑find‑duplicates</text:span><text:span text:style-name="T5">,</text:span><text:span text:style-name="T4"> ‑‑find‑original</text:span><text:span text:style-name="T5">, ‑‑</text:span><text:span text:style-name="T4">find‑the‑original </text:span><text:span text:style-name="T5">and </text:span><text:span text:style-name="T4">‑‑show‑copies</text:span><text:span text:style-name="T5"> for more information.</text:span></text:p>
          </table:table-cell>
        </table:table-row>
        <table:table-row table:style-name="Table1.3">
          <table:table-cell table:style-name="Table1.A2" office:value-type="string">
            <text:p text:style-name="Table_20_Contents">--find-copies &lt;BFID&gt;</text:p>
            <text:p text:style-name="Table_20_Contents">Report the file BFIDs that are immediate duplicates or multiple copies of the specified file BFID, including the specified file itself. <text:s/><text:span text:style-name="T3">Multiple copies</text:span> are extra copies of a file written by the same encp process that wrote the original file. <text:s/><text:span text:style-name="T3">Duplicated copie</text:span>s are multiple copies that were written to another tape by the Enstore administrators some time after the original was written to tape.</text:p>
            <text:p text:style-name="Table_20_Contents"/>
            <text:p text:style-name="Table_20_Contents">Here are two files where the first BFID shone is the original and the second one is a duplicate of the first.</text:p>
            <text:p text:style-name="CommandLine">$ enstore info --find-copies CDMS115788240600000</text:p>
            <text:p text:style-name="OutputSmall">CDMS123800281300002</text:p>
            <text:p text:style-name="CommandLine">$ enstore info --find-copies CDMS123800281300002</text:p>
            <text:p text:style-name="Table_20_Contents"/>
            <text:p text:style-name="Table_20_Contents">See also <text:span text:style-name="T4">encp‑‑copies</text:span><text:span text:style-name="T5">; </text:span><text:span text:style-name="T4">enstore info ‑‑find‑all‑copies</text:span><text:span text:style-name="T5">, </text:span><text:span text:style-name="T4">‑‑find‑duplicates</text:span><text:span text:style-name="T5">,</text:span><text:span text:style-name="T4"> ‑‑find‑original</text:span><text:span text:style-name="T5">, ‑‑</text:span><text:span text:style-name="T4">find‑the‑original</text:span><text:span text:style-name="T5"> and </text:span><text:span text:style-name="T4">‑‑show-copies</text:span><text:span text:style-name="T5"> for more information.</text:span></text:p>
          </table:table-cell>
        </table:table-row>
        <table:table-row table:style-name="Table1.3">
          <table:table-cell table:style-name="Table1.A2" office:value-type="string">
            <text:p text:style-name="Table_20_Contents">--find-duplicates &lt;BFID&gt;</text:p>
            <text:p text:style-name="Table_20_Contents">Report the file BFIDs that are associated as a duplicate or multiple copy file of the specified file BFID, including the specified file itself. <text:s/>This command has the same effect as:</text:p>
            <text:p text:style-name="Table_20_Contents"><text:span text:style-name="T4">$ enstore info ‑‑find‑all‑copies `enstore info ‑‑find‑the‑original &lt;BFID&gt;`</text:span> <text:span text:style-name="T3">Multiple copies</text:span> are extra copies of a file written by the same encp process that wrote the original file. <text:s/><text:span text:style-name="T3">Duplicated copie</text:span>s are multiple copies that were written to another tape by the Enstore administrators some time after the original was written to tape.</text:p>
            <text:p text:style-name="Table_20_Contents"/>
            <text:p text:style-name="Table_20_Contents">Here are two files where the first BFID shone is the original and the second <text:soft-page-break/>one is a duplicate of the first.</text:p>
            <text:p text:style-name="CommandLine">$ enstore info --find-duplicates CDMS115788240600000</text:p>
            <text:p text:style-name="OutputSmall"><text:span text:style-name="T5">CDMS115788240600000</text:span></text:p>
            <text:p text:style-name="OutputSmall"><text:span text:style-name="T5">CDMS123800281300002</text:span></text:p>
            <text:p text:style-name="CommandLine">$ enstore info --find-duplicates CDMS123800281300002</text:p>
            <text:p text:style-name="OutputSmall">CDMS115788240600000</text:p>
            <text:p text:style-name="OutputSmall">CDMS123800281300002</text:p>
            <text:p text:style-name="Table_20_Contents"/>
            <text:p text:style-name="Table_20_Contents">See also <text:span text:style-name="T4">encp‑‑copies</text:span><text:span text:style-name="T5">; </text:span><text:span text:style-name="T4">enstore info ‑‑find‑all‑copies</text:span><text:span text:style-name="T5">, </text:span><text:span text:style-name="T4">‑‑find‑copies</text:span><text:span text:style-name="T5">,</text:span><text:span text:style-name="T4"> ‑‑find‑original</text:span><text:span text:style-name="T5">, ‑‑</text:span><text:span text:style-name="T4">find‑the‑original</text:span><text:span text:style-name="T5"> and </text:span><text:span text:style-name="T4">‑‑show‑copies</text:span><text:span text:style-name="T5"> for more information.</text:span></text:p>
          </table:table-cell>
        </table:table-row>
        <table:table-row table:style-name="Table1.3">
          <table:table-cell table:style-name="Table1.A2" office:value-type="string">
            <text:p text:style-name="Table_20_Contents">--find-original &lt;BFID&gt;</text:p>
            <text:p text:style-name="Table_20_Contents">Report the file BFIDs that is the immediate original of the specified duplicate or multiple copy file BFID. <text:s/><text:span text:style-name="T3">Multiple copies</text:span> are extra copies of a file written by the same encp process that wrote the original file. <text:s/><text:span text:style-name="T3">Duplicated copie</text:span>s are multiple copies that were written to another tape by the Enstore administrators some time after the original was written to tape.</text:p>
            <text:p text:style-name="Table_20_Contents"/>
            <text:p text:style-name="Table_20_Contents">Here are two files where the first BFID shone is the original and the second one is a duplicate of the first.</text:p>
            <text:p text:style-name="CommandLine">$ enstore info --find-original CDMS115788240600000</text:p>
            <text:p text:style-name="OutputSmall"><text:span text:style-name="T5">None</text:span></text:p>
            <text:p text:style-name="CommandLine">$ enstore info --find-original CDMS123800281300002</text:p>
            <text:p text:style-name="OutputSmall">CDMS115788240600000</text:p>
            <text:p text:style-name="Table_20_Contents"/>
            <text:p text:style-name="Table_20_Contents">See also <text:span text:style-name="T4">encp‑‑copies</text:span><text:span text:style-name="T5">; </text:span><text:span text:style-name="T4">enstore info ‑‑find‑all‑copies</text:span><text:span text:style-name="T5">, </text:span><text:span text:style-name="T4">‑‑find‑copies</text:span><text:span text:style-name="T5">,</text:span><text:span text:style-name="T4"> ‑‑find‑duplicates</text:span><text:span text:style-name="T5">, ‑‑</text:span><text:span text:style-name="T4">find‑the‑original</text:span><text:span text:style-name="T5"> and </text:span><text:span text:style-name="T4">‑‑show‑copies</text:span><text:span text:style-name="T5"> for more information.</text:span></text:p>
          </table:table-cell>
        </table:table-row>
        <table:table-row table:style-name="Table1.3">
          <table:table-cell table:style-name="Table1.A2" office:value-type="string">
            <text:p text:style-name="Table_20_Contents">--find-the-original &lt;BFID&gt;</text:p>
            <text:p text:style-name="Table_20_Contents">Report the file BFIDs that is the overall original of the specified duplicate or multiple copy file BFID. <text:s/><text:span text:style-name="T3">Multiple copies</text:span> are extra copies of a file written by the same encp process that wrote the original file. <text:s/><text:span text:style-name="T3">Duplicated </text:span><text:soft-page-break/><text:span text:style-name="T3">copie</text:span>s are multiple copies that were written to another tape by the Enstore administrators some time after the original was written to tape.</text:p>
            <text:p text:style-name="Table_20_Contents"/>
            <text:p text:style-name="Table_20_Contents">Here are two files where the first BFID shone is the original and the second one is a duplicate of the first.</text:p>
            <text:p text:style-name="CommandLine">$ enstore info --find-the-original CDMS115788240600000</text:p>
            <text:p text:style-name="OutputSmall"><text:span text:style-name="T5">CDMS115788240600000</text:span></text:p>
            <text:p text:style-name="CommandLine">$ enstore info --find-the-original CDMS123800281300002</text:p>
            <text:p text:style-name="OutputSmall">CDMS115788240600000</text:p>
            <text:p text:style-name="Table_20_Contents"/>
            <text:p text:style-name="Table_20_Contents">See also <text:span text:style-name="T4">encp‑‑copies</text:span><text:span text:style-name="T5">; </text:span><text:span text:style-name="T4">enstore info ‑‑find‑all‑copies</text:span><text:span text:style-name="T5">, </text:span><text:span text:style-name="T4">‑‑find‑copies</text:span><text:span text:style-name="T5">,</text:span><text:span text:style-name="T4"> ‑‑find‑duplicates</text:span><text:span text:style-name="T5">, ‑‑</text:span><text:span text:style-name="T4">find‑original</text:span><text:span text:style-name="T5"> and</text:span><text:span text:style-name="T4">‑‑show‑copies</text:span><text:span text:style-name="T5"> for more information.</text:span></text:p>
          </table:table-cell>
        </table:table-row>
        <text:soft-page-break/>
        <table:table-row table:style-name="Table1.8">
          <table:table-cell table:style-name="Table1.A2" office:value-type="string">
            <text:p text:style-name="Table_20_Contents">This option may be used in any of four ways to return the same information, depending on what information you initially know about the file.</text:p>
            <text:p text:style-name="Table_20_Contents">--file &lt;PATH&gt; </text:p>
            <text:p text:style-name="Table_20_Contents">--file &lt;BFID&gt; <text:s/>(equivalent to<text:span text:style-name="Command"> enstore info --bfid &lt;BFID&gt;</text:span>)</text:p>
            <text:p text:style-name="Table_20_Contents">--file &lt;PNFSID&gt; </text:p>
            <text:p text:style-name="Table_20_Contents">--file &lt;VOLUME:LOCATION&gt; </text:p>
            <text:p text:style-name="Table_20_Contents">Returns information on the specified file.</text:p>
            <text:p text:style-name="Table_20_Contents">This example uses the path:</text:p>
            <text:p text:style-name="P9">$ enstore info --file /pnfs/test/NULL/1KB_251</text:p>
            <text:p text:style-name="P5">{'bfid': 'WAMS111453908000000',</text:p>
            <text:p text:style-name="P5"><text:s/>'complete_crc': 0L,</text:p>
            <text:p text:style-name="P5"><text:s/>'deleted': 'no',</text:p>
            <text:p text:style-name="P5"><text:s/>'drive': 'rain:/dev/null:0',</text:p>
            <text:p text:style-name="P5"><text:s/>'external_label': 'NULL01',</text:p>
            <text:p text:style-name="P5"><text:s/>'gid': 6209,</text:p>
            <text:p text:style-name="P5"><text:s/>'location_cookie': '0000_000000000_0000609',</text:p>
            <text:p text:style-name="P5"><text:s/>'pnfs_name0': '/pnfs/test/NULL/1KB_251',</text:p>
            <text:p text:style-name="P5"><text:s/>'pnfsid': '000100000000000000056258',</text:p>
            <text:p text:style-name="P5"><text:s/>'sanity_cookie': (1024L, 0L),</text:p>
            <text:p text:style-name="P5"><text:s/>'size': 1024L,</text:p>
            <text:p text:style-name="P5"><text:s/>'uid': 5744}</text:p>
            <text:p text:style-name="Table_20_Contents">The file could also be specified as one of the following (BFID, PNFSID or VOLUME:LOCATION (external_label:location_cookie):</text:p>
            <text:p text:style-name="P9">$ enstore info --file WAMS111453908000000</text:p>
            <text:p text:style-name="P9">$ enstore info --file 000100000000000000056258</text:p>
            <text:p text:style-name="P9">$ enstore info --file NULL01:0000_000000000_0000609</text:p>
          </table:table-cell>
        </table:table-row>
        <text:soft-page-break/>
        <table:table-row table:style-name="Table1.9">
          <table:table-cell table:style-name="Table1.A2" office:value-type="string">
            <text:p text:style-name="P11">--g<text:alphabetical-index-mark text:string-value="statistics" text:key1="storage volume"/>vol &lt;VOLUME_NAME&gt;</text:p>
            <text:p text:style-name="Table_20_Contents">This is just like<text:span text:style-name="Command"> enstore info --vol &lt;VOLUME_NAME&gt;</text:span>, except that this one prints human-readable time fields (e.g., “declared”, “first_access” and “last_access” fields). <text:s/>Example: </text:p>
            <text:p text:style-name="P9">$ enstore info --gvol VO3332</text:p>
            <text:p text:style-name="P5">{'blocksize': 131072,</text:p>
            <text:p text:style-name="P5"><text:s/>'capacity_bytes': 64424509440L,</text:p>
            <text:p text:style-name="P5"><text:s/>'declared': 'Wed Jan 16 16:13:57 2002',</text:p>
            <text:p text:style-name="P5"><text:s/>'eod_cookie': '0000_000000000_0000044',</text:p>
            <text:p text:style-name="P5"><text:s/>'external_label': 'VO3332',</text:p>
            <text:p text:style-name="P5"><text:s/>'first_access': 'Fri May 10 12:59:35 2002',</text:p>
            <text:p text:style-name="P5"><text:s/>'last_access': 'Mon Oct 27 22:35:45 2003',</text:p>
            <text:p text:style-name="P5"><text:s/>'library': '9940',</text:p>
            <text:p text:style-name="P5"><text:s/>'media_type': '9940',</text:p>
            <text:p text:style-name="P5"><text:s/>'non_del_files': 43,</text:p>
            <text:p text:style-name="P5"><text:s/>'remaining_bytes': 1785262080L,</text:p>
            <text:p text:style-name="P5"><text:s/>'sum_mounts': 234,</text:p>
            <text:p text:style-name="P5"><text:s/>'sum_rd_access': 213,</text:p>
            <text:p text:style-name="P5"><text:s/>'sum_rd_err': 0,</text:p>
            <text:p text:style-name="P5"><text:s/>'sum_wr_access': 43,</text:p>
            <text:p text:style-name="P5"><text:s/>'sum_wr_err': 0,</text:p>
            <text:p text:style-name="P5"><text:s/>'system_inhibit': ['none', 'full'],</text:p>
            <text:p text:style-name="P5"><text:s/>'user_inhibit': ['none', 'none'],</text:p>
            <text:p text:style-name="P5"><text:s/>'volume_family': 'cms.objy_data_files.cpio_odc',</text:p>
            <text:p text:style-name="P5"><text:s/>'wrapper': 'cpio_odc'}</text:p>
          </table:table-cell>
        </table:table-row>
        <table:table-row table:style-name="Table1.10">
          <table:table-cell table:style-name="Table1.A2" office:value-type="string">
            <text:p text:style-name="Table_20_Contents">--just</text:p>
            <text:p text:style-name="Table_20_Contents">Used with<text:span text:style-name="Command"> --pvols </text:span>to list problem. <text:s/>See<text:span text:style-name="Command"> enstore info --pvols</text:span>.</text:p>
          </table:table-cell>
        </table:table-row>
        <text:soft-page-break/>
        <table:table-row table:style-name="Table1.11">
          <table:table-cell table:style-name="Table1.A2" office:value-type="string">
            <text:p text:style-name="Table_20_Contents"><text:alphabetical-index-mark text:string-value="list per volume" text:key1="storage volume" text:key2="list files on;data file"/>--<text:alphabetical-index-mark text:string-value="list per volume;" text:key1="data file"/>list &lt;VOLUME_NAME&gt;</text:p>
            <text:p text:style-name="Table_20_Contents">Lists the files in the specified volume with their volume name, bfid, size, location (file number) on volume, delete flag, and the original filename in pnfs. </text:p>
            <text:p text:style-name="Table_20_Contents">You can get the volume name from the<text:span text:style-name="Command"> enstore pnfs </text:span>command, using either<text:span text:style-name="Command"> --xref </text:span>or<text:span text:style-name="Command"> --layer </text:span>(section <text:bookmark-ref text:reference-format="text" text:ref-name="RTF65006e00730074006f007200"/>), or from the “external_label” field of the<text:span text:style-name="Command"> enstore info --bfid &lt;BFID&gt; </text:span>command (shown above).</text:p>
            <text:p text:style-name="Table_20_Contents">This replaces both<text:span text:style-name="Command"> enstore file --list &lt;VOLUME_NAME&gt; </text:span>and<text:span text:style-name="Command"> enstore volume --list &lt;VOLUME_NAME&gt;</text:span>.</text:p>
            <text:p text:style-name="Table_20_Contents">Example:</text:p>
            <text:p text:style-name="P9">$ enstore info --list VO3222</text:p>
            <text:p text:style-name="P5">label <text:s/>bfid <text:s text:c="15"/>size <text:s text:c="2"/>location_cookie <text:s text:c="7"/>delflag </text:p>
            <text:p text:style-name="P5">original_name</text:p>
            <text:p text:style-name="P5"/>
            <text:p text:style-name="P5">VO3222 CDMS106503213600000 983803 0000_000000000_0011536 deleted</text:p>
            <text:p text:style-name="P5">/pnfs/fs/usr/eagle/dcache-tests/274.dcache_page_p_27750</text:p>
            <text:p text:style-name="Table_20_Contents">(This shows one of many lines appearing in the real output, and is reformatted to two lines for readability.)</text:p>
          </table:table-cell>
        </table:table-row>
        <table:table-row table:style-name="Table1.12">
          <table:table-cell table:style-name="Table1.A2" office:value-type="string">
            <text:p text:style-name="Table_20_Contents"><text:alphabetical-index-mark text:string-value="list active ones per volume" text:key1="data file"/>--ls-active &lt;VOLUME_NAME&gt;<text:tab/></text:p>
            <text:p text:style-name="Table_20_Contents">Lists active files in a volume.</text:p>
            <text:p text:style-name="Table_20_Contents">You can get the volume name from the<text:span text:style-name="Command"> enstore pnfs </text:span>command, using either<text:span text:style-name="Command"> --xref </text:span>or<text:span text:style-name="Command"> --layer </text:span>(section <text:bookmark-ref text:reference-format="text" text:ref-name="RTF65006e00730074006f007200"/>), or from the “external_label” field of the<text:span text:style-name="Command"> enstore info --bfid &lt;BFID&gt; </text:span>command (shown above).</text:p>
            <text:p text:style-name="Table_20_Contents">Example:</text:p>
            <text:p text:style-name="P9">$ enstore info --ls-active VO3222</text:p>
            <text:p text:style-name="P5">/pnfs/fs/usr/eagle/dcache-tests/101.dcache_page_a_24401</text:p>
            <text:p text:style-name="P5">/pnfs/fs/usr/eagle/dcache-tests/101.dcache_page_24401</text:p>
            <text:p text:style-name="P5">/pnfs/fs/usr/test/stress-test/myfile1</text:p>
            <text:p text:style-name="P5">/pnfs/fs/usr/test/stress-test/myfile3</text:p>
            <text:p text:style-name="P5">/pnfs/fs/usr/test/stress-test/file128m-11</text:p>
            <text:p text:style-name="P5">...</text:p>
          </table:table-cell>
        </table:table-row>
        <text:soft-page-break/>
        <table:table-row table:style-name="Table1.13">
          <table:table-cell table:style-name="Table1.A2" office:value-type="string">
            <text:p text:style-name="Table_20_Contents">--ls-sg-count <text:alphabetical-index-mark text:string-value="list allocated tape counts" text:key1="storage volume"/>&lt;VOLUME_NAME&gt;</text:p>
            <text:p text:style-name="Table_20_Contents">Lists allocated tape counts by library and by storage group. <text:s/>If “storage group” has value “none”, the negative number under “allocated” gives the number of tapes that are available in the robot, but not yet assigned to a storage group.</text:p>
            <text:p text:style-name="Table_20_Contents">Example:</text:p>
            <text:p text:style-name="P9">$ enstore info --ls-sg-count VO3332</text:p>
            <text:p text:style-name="P5"><text:s text:c="5"/>library <text:s text:c="3"/>storage group <text:s/>allocated</text:p>
            <text:p text:style-name="P5">========================================</text:p>
            <text:p text:style-name="P5"><text:s text:c="7"/>...</text:p>
            <text:p text:style-name="P5"><text:s text:c="4"/><text:span text:style-name="T1"><text:s/></text:span><text:s text:c="2"/>9940 <text:s text:c="12"/>ktev <text:s text:c="7"/>189</text:p>
            <text:p text:style-name="P5"><text:s text:c="8"/>9940 <text:s text:c="12"/>lqcd <text:s text:c="7"/>150</text:p>
            <text:p text:style-name="P5"><text:s text:c="8"/>9940 <text:s text:c="7"/>miniboone <text:s text:c="7"/>132</text:p>
            <text:p text:style-name="P5"><text:s text:c="8"/>9940 <text:s text:c="11"/>minos <text:s text:c="7"/>109</text:p>
            <text:p text:style-name="P5"><text:s text:c="8"/>9940 <text:s text:c="12"/>none <text:s text:c="7"/>-13</text:p>
            <text:p text:style-name="P5"><text:s text:c="8"/>9940 <text:s text:c="9"/>patriot <text:s text:c="8"/>20</text:p>
            <text:p text:style-name="P5"><text:s text:c="8"/>9940 <text:s text:c="12"/>sdss <text:s text:c="7"/>608</text:p>
            <text:p text:style-name="P5"><text:s text:c="8"/>9940 <text:s text:c="12"/>test <text:s text:c="8"/>28</text:p>
            <text:p text:style-name="P5"><text:s text:c="8"/>9940 <text:s text:c="10"/>theory <text:s text:c="8"/>70</text:p>
            <text:p text:style-name="P5"><text:s text:c="4"/>CD-9940B <text:s text:c="13"/>cms <text:s text:c="7"/>129</text:p>
            <text:p text:style-name="P5"><text:s text:c="8"/>...</text:p>
          </table:table-cell>
        </table:table-row>
        <text:soft-page-break/>
        <table:table-row table:style-name="Table1.14">
          <table:table-cell table:style-name="Table1.A2" office:value-type="string">
            <text:p text:style-name="Table_20_Contents">--pvols<text:alphabetical-index-mark text:string-value="list problem volumes" text:key1="storage volume"/> [--just &lt;VOLUME_1&gt; <text:s/>&lt;VOLUME_2&gt; ...]</text:p>
            <text:p text:style-name="Table_20_Contents">Without<text:span text:style-name="Command"> --just</text:span>, this lists all problem volumes. <text:s text:c="2"/>With<text:span text:style-name="Command"> --just </text:span>followed by a space-separated list of volume names, it lists only the problem volumes among the given list. <text:span text:style-name="T2">correct?</text:span> <text:s/></text:p>
            <text:p text:style-name="Table_20_Contents">The columns returned are: volume name, primary status, primary status time, secondary status, secondary status time. (The time fields are relatively new; not all volumes will display them.)</text:p>
            <text:p text:style-name="Table_20_Contents">Example:</text:p>
            <text:p text:style-name="P9">$ enstore info --pvols </text:p>
            <text:p text:style-name="P5">==== readonly</text:p>
            <text:p text:style-name="P5">LEGL10 <text:s text:c="12"/>none <text:s text:c="8"/>* <text:s text:c="4"/>readonly 0913-1540</text:p>
            <text:p text:style-name="P5">LEGL98 <text:s text:c="12"/>none <text:s text:c="8"/>* <text:s text:c="4"/>readonly 0819-2329</text:p>
            <text:p text:style-name="P5">...</text:p>
            <text:p text:style-name="P5">==== full</text:p>
            <text:p text:style-name="P5">...</text:p>
            <text:p text:style-name="P5">VO4845 <text:s text:c="12"/>none <text:s text:c="8"/>* <text:s text:c="8"/>full <text:s text:c="8"/>*</text:p>
            <text:p text:style-name="P5">VO4846 <text:s text:c="12"/>none 1023-1032 <text:s text:c="8"/>full <text:s text:c="8"/>*</text:p>
            <text:p text:style-name="P5">VO4847 <text:s text:c="12"/>none <text:s text:c="8"/>* <text:s text:c="8"/>full <text:s text:c="8"/>*</text:p>
            <text:p text:style-name="P5">VO4848 <text:s text:c="12"/>none <text:s text:c="8"/>* <text:s text:c="8"/>full <text:s text:c="8"/>*</text:p>
            <text:p text:style-name="P5">VO4849 <text:s text:c="12"/>none <text:s text:c="8"/>* <text:s text:c="8"/>full <text:s text:c="8"/>*</text:p>
            <text:p text:style-name="P5">VO4850 <text:s text:c="12"/>none <text:s text:c="8"/>* <text:s text:c="8"/>full 1016-2315</text:p>
            <text:p text:style-name="P5">VO4851 <text:s text:c="12"/>none <text:s text:c="8"/>* <text:s text:c="8"/>full 1017-0409</text:p>
            <text:p text:style-name="P5">...</text:p>
            <text:p text:style-name="P5">$ enstore volume --pvols --just VO3332</text:p>
            <text:p text:style-name="P5">(no sample output available)<text:span text:style-name="T2">gave no output -- then I ran --pvols and picked a few volumes shown in output; still no output here. <text:s/>What do you use --just for?</text:span></text:p>
            <text:p text:style-name="P5"/>
          </table:table-cell>
        </table:table-row>
        <text:soft-page-break/>
        <table:table-row table:style-name="Table1.15">
          <table:table-cell table:style-name="Table1.A2" office:value-type="string">
            <text:p text:style-name="Table_20_Contents">--<text:alphabetical-index-mark text:string-value="list inhibits;storage volume:list file family info" text:key1="storage volume" text:key2="list available space;storage volume"/>show-bad</text:p>
            <text:p text:style-name="Table_20_Contents">Lists all files that are currently unavailable due to media problems. <text:s/>When a tape problem is discovered, the tape is sent to the vendor for file recovery. <text:s/>In the interim, a cloned tape is made available to users, with the bad files marked. <text:s/>This command option lets you list the bad files. <text:s/>The output lists the tape number, BFID, file size in bites, and pnfs path of file.</text:p>
            <text:p text:style-name="Table_20_Contents">Example:</text:p>
            <text:p text:style-name="P9">$ enstore info --show-bad</text:p>
            <text:p text:style-name="P5">...</text:p>
            <text:p text:style-name="P5">VO0053 CDMS105770745000000 95530315</text:p>
            <text:p text:style-name="P5"><text:s/>/pnfs/fs/usr/xyz/my_data/2004-4/.bad.F000xyz43_0000.mdaq.root</text:p>
            <text:p text:style-name="P5">...</text:p>
            <text:p text:style-name="Table_20_Contents">We show only one output line, and it is displayed on two lines for readability. <text:s/>Notice the “<text:span text:style-name="Code">.bad.</text:span>” at the front of the filename; this is how the bad files are marked.</text:p>
          </table:table-cell>
        </table:table-row>
        <table:table-row table:style-name="Table1.16">
          <table:table-cell table:style-name="Table1.A2" office:value-type="string">
            <text:p text:style-name="Table_20_Contents">--show-copies &lt;BFID&gt;</text:p>
            <text:p text:style-name="Table_20_Contents">Report the file BFIDs that are associated as a duplicate or multiple copy file of the specified file BFID, including the specified file itself. <text:s/>This command has a similar effect to:</text:p>
            <text:p text:style-name="Table_20_Contents"><text:span text:style-name="T4">$ enstore info ‑‑find‑duplicates &lt;BFID&gt;</text:span></text:p>
            <text:p text:style-name="Table_20_Contents"><text:span text:style-name="T5">but outputs more information. <text:s/></text:span><text:span text:style-name="T3">Multiple copies</text:span> are extra copies of a file written by the same encp process that wrote the original file. <text:s/><text:span text:style-name="T3">Duplicated copie</text:span>s are multiple copies that were written to another tape by the Enstore administrators some time after the original was written to tape.</text:p>
            <text:p text:style-name="Table_20_Contents"/>
            <text:p text:style-name="Table_20_Contents">Here are two files where the first BFID shone is the original and the second one is a duplicate of the first. <text:s/>The columns are the BFID, Storage Group, Library, Media Type, Label, Deleted Status, Size, CRC, PNFS ID and Original PNFS Path.</text:p>
            <text:p text:style-name="CommandLine">$ enstore info --show-copies CDMS115788240600000</text:p>
            <text:p text:style-name="OutputSmall"><text:span text:style-name="T5"><text:s/>CDMS115788240600000 <text:s text:c="3"/>ENDEV <text:s text:c="4"/>LTO3 <text:s text:c="4"/>LTO3 <text:s text:c="2"/>TEST85 0000_000000000_0000001 <text:s text:c="5"/>no <text:s text:c="2"/>5290065920 <text:s text:c="2"/>3951343656 00020000000000000003DD20 /pnfs/data2/sl8500/fcdfcaf566/fcdfcaf566_4000_1157882036.data</text:span></text:p>
            <text:p text:style-name="OutputSmall"><text:span text:style-name="T5"><text:s/>CDMS123800281300002 <text:s text:c="3"/>ENDEV <text:s text:c="4"/>LTO3 <text:s text:c="4"/>LTO3 <text:s text:c="2"/>TEST21 0000_000000000_0000001 <text:s text:c="5"/>no <text:s text:c="2"/>5290065920 <text:s text:c="2"/>3951343656 </text:span><text:soft-page-break/><text:span text:style-name="T5">00020000000000000004C4D8 /pnfs/data2/sl8500/fcdfcaf566/fcdfcaf566_4000_1157882036.data</text:span></text:p>
            <text:p text:style-name="CommandLine">$ enstore info --show-copies CDMS123800281300002</text:p>
            <text:p text:style-name="OutputSmall"><text:span text:style-name="T5"><text:s/>CDMS115788240600000 <text:s text:c="3"/>ENDEV <text:s text:c="4"/>LTO3 <text:s text:c="4"/>LTO3 <text:s text:c="2"/>TEST85 0000_000000000_0000001 <text:s text:c="5"/>no <text:s text:c="2"/>5290065920 <text:s text:c="2"/>3951343656 00020000000000000003DD20 /pnfs/data2/sl8500/fcdfcaf566/fcdfcaf566_4000_1157882036.data</text:span></text:p>
            <text:p text:style-name="OutputSmall"><text:span text:style-name="T5"><text:s/>CDMS123800281300002 <text:s text:c="3"/>ENDEV <text:s text:c="4"/>LTO3 <text:s text:c="4"/>LTO3 <text:s text:c="2"/>TEST21 0000_000000000_0000001 <text:s text:c="5"/>no <text:s text:c="2"/>5290065920 <text:s text:c="2"/>3951343656 00020000000000000004C4D8 /pnfs/data2/sl8500/fcdfcaf566/fcdfcaf566_4000_1157882036.data</text:span></text:p>
            <text:p text:style-name="Table_20_Contents"/>
            <text:p text:style-name="Table_20_Contents">See also <text:span text:style-name="T4">encp‑‑copies</text:span><text:span text:style-name="T5">; </text:span><text:span text:style-name="T4">enstore info ‑‑find‑all‑copies</text:span><text:span text:style-name="T5">, </text:span><text:span text:style-name="T4">‑‑find‑copies</text:span><text:span text:style-name="T5">,</text:span><text:span text:style-name="T4"> ‑‑find‑original</text:span><text:span text:style-name="T5">, ‑‑</text:span><text:span text:style-name="T4">find‑the‑original</text:span><text:span text:style-name="T5">, </text:span><text:span text:style-name="T4">‑‑show‑copies</text:span><text:span text:style-name="T5"> and </text:span><text:span text:style-name="T4">‑‑show‑file</text:span><text:span text:style-name="T5"> for more information.</text:span></text:p>
          </table:table-cell>
        </table:table-row>
        <table:table-row table:style-name="Table1.16">
          <table:table-cell table:style-name="Table1.A2" office:value-type="string">
            <text:p text:style-name="Table_20_Contents">--show-file &lt;BFID&gt;</text:p>
            <text:p text:style-name="Table_20_Contents">Display information about the file specified by its BFID and some information about the volume where the file is located. <text:s/>The columns are the BFID, Storage Group, Library, Media Type, Label, Deleted Status, Size, CRC, PNFS ID and Original PNFS Path.</text:p>
            <text:p text:style-name="CommandLine">$ enstore info --show-file GCMS125028149900000</text:p>
            <text:p text:style-name="OutputSmall"><text:s/>GCMS125028149900000 <text:s text:c="5"/>gcc <text:s text:c="4"/>LTO3 <text:s text:c="4"/>LTO3 <text:s text:c="2"/>TEST11 0000_000000000_0006692 <text:s text:c="4"/>yes <text:s text:c="8"/>2532 <text:s text:c="2"/>3516567016 0001000000000000045BC440 /pnfs/fnal.gov/testers/NULL/20090814-213844-23461-0.txt</text:p>
            <text:p text:style-name="Table_20_Contents"/>
            <text:p text:style-name="Table_20_Contents">See also <text:span text:style-name="T4">enstore info ‑‑bfid</text:span> and<text:span text:style-name="T4">‑‑show‑copies</text:span> for more information.</text:p>
          </table:table-cell>
        </table:table-row>
        <table:table-row table:style-name="Table1.18">
          <table:table-cell table:style-name="Table1.A2" office:value-type="string">
            <text:p text:style-name="Table_20_Contents">--usage</text:p>
            <text:p text:style-name="Table_20_Contents">Prints short help message. <text:s/>Example:</text:p>
            <text:p text:style-name="P9">$ enstore info --usage</text:p>
            <text:p text:style-name="P5">Usage: </text:p>
            <text:p text:style-name="P5"><text:s text:c="7"/>info [ -h --bfid= --help --list= --ls-active= --usage ] </text:p>
          </table:table-cell>
        </table:table-row>
        <text:soft-page-break/>
        <table:table-row table:style-name="Table1.19">
          <table:table-cell table:style-name="Table1.A2" office:value-type="string">
            <text:p text:style-name="Table_20_Contents">--<text:alphabetical-index-mark text:string-value="statistics" text:key1="storage volume"/>vol &lt;VOLUME_NAME&gt;<text:tab/></text:p>
            <text:p text:style-name="Table_20_Contents">Returns detailed information about specified volume</text:p>
            <text:p text:style-name="Table_20_Contents">Example:</text:p>
            <text:p text:style-name="P9">$ enstore info --vol VO3332</text:p>
            <text:p text:style-name="P5">{'blocksize': 131072,</text:p>
            <text:p text:style-name="P5"><text:s/>'capacity_bytes': 64424509440L,</text:p>
            <text:p text:style-name="P5"><text:s/>'declared': 1011219237.849051,</text:p>
            <text:p text:style-name="P5"><text:s/>'eod_cookie': '0000_000000000_0000044',</text:p>
            <text:p text:style-name="P5"><text:s/>'external_label': 'VO3332',</text:p>
            <text:p text:style-name="P5"><text:s/>'first_access': 1021053575.259737,</text:p>
            <text:p text:style-name="P5"><text:s/>'last_access': 1067315745.238969,</text:p>
            <text:p text:style-name="P5"><text:s/>'library': '9940',</text:p>
            <text:p text:style-name="P5"><text:s/>'media_type': '9940',</text:p>
            <text:p text:style-name="P5"><text:s/>'non_del_files': 43,</text:p>
            <text:p text:style-name="P5"><text:s/>'remaining_bytes': 1785262080L,</text:p>
            <text:p text:style-name="P5"><text:s/>'sum_mounts': 234,</text:p>
            <text:p text:style-name="P5"><text:s/>'sum_rd_access': 213,</text:p>
            <text:p text:style-name="P5"><text:s/>'sum_rd_err': 0,</text:p>
            <text:p text:style-name="P5"><text:s/>'sum_wr_access': 43,</text:p>
            <text:p text:style-name="P5"><text:s/>'sum_wr_err': 0,</text:p>
            <text:p text:style-name="P5"><text:s/>'system_inhibit': ['none', 'full'],</text:p>
            <text:p text:style-name="P5"><text:s/>'user_inhibit': ['none', 'none'],</text:p>
            <text:p text:style-name="P5"><text:s/>'volume_family': 'cms.objy_data_files.cpio_odc',</text:p>
            <text:p text:style-name="P5"><text:s/>'wrapper': 'cpio_odc'}</text:p>
          </table:table-cell>
        </table:table-row>
        <text:soft-page-break/>
        <table:table-row table:style-name="Table1.20">
          <table:table-cell table:style-name="Table1.A2" office:value-type="string">
            <text:p text:style-name="Table_20_Contents">--<text:alphabetical-index-mark text:string-value="list inhibits;storage volume:list file family info" text:key1="storage volume" text:key2="list available space;storage volume"/>vols</text:p>
            <text:p text:style-name="Table_20_Contents">or</text:p>
            <text:p text:style-name="Table_20_Contents">--vols &lt;VOLUME_STATUS&gt;</text:p>
            <text:p text:style-name="Table_20_Contents">or</text:p>
            <text:p text:style-name="Table_20_Contents">--vols &lt;KEY&gt; &lt;VALUE&gt;</text:p>
            <text:p text:style-name="Table_20_Contents">Lists all volumes with their available space, the system inhibits, the library, the volume family (period-separated concatenation of storage group, file family and file family wrapper) and any comments.</text:p>
            <text:p text:style-name="Table_20_Contents">The VOLUME_STATUS argument is optional. If left off, all volumes are listed. Possible values for this argument include: NOACCESS, NOTALLOWED, full, read_only, migrated.</text:p>
            <text:p text:style-name="Table_20_Contents">The KEY option accepts: <text:s/>storage_group, library and media_type</text:p>
            <text:p text:style-name="Table_20_Contents">Example:</text:p>
            <text:p text:style-name="P9">$ enstore info --vols</text:p>
            <text:p text:style-name="P5">label <text:s text:c="4"/>avail. <text:s/>system_inhibit <text:s text:c="2"/>library <text:s/>vol_family <text:s text:c="12"/>comment</text:p>
            <text:p text:style-name="P5">...</text:p>
            <text:p text:style-name="P5">VO0053 <text:s text:c="3"/>1.19GB <text:s/>(none <text:s/>full ) <text:s text:c="3"/>eagle <text:s text:c="3"/>cms.objy_data_files.cpio_odc</text:p>
            <text:p text:style-name="P5">VO0054 <text:s text:c="3"/>0.51GB <text:s/>(none <text:s/>full ) <text:s text:c="3"/>eagle <text:s text:c="3"/>cms.objy_data_files.cpio_odc</text:p>
            <text:p text:style-name="P5">VO0055 <text:s text:c="3"/>0.17GB <text:s/>(none <text:s/>full ) <text:s text:c="3"/>eagle <text:s text:c="3"/>theory.theory-canopy-C.cpio_odc</text:p>
            <text:p text:style-name="P5">VO0056 <text:s text:c="3"/>0.65GB <text:s/>(none <text:s/>full ) <text:s text:c="3"/>eagle <text:s text:c="3"/>theory.theory-canopy-D.cpio_odc</text:p>
            <text:p text:style-name="P5">...</text:p>
          </table:table-cell>
        </table:table-row>
      </table:table>
      <text:h text:style-name="Heading_20_2" text:outline-level="2">enstore library</text:h>
      <text:p text:style-name="Text_20_body">This command communicates with the Library Manager (see section 8.3 <text:span text:style-name="Emphasis">Library Manager</text:span>). You can use it to get information pertaining to a particular Library Manager. <text:s/>Use the online monitoring pages (see Chapter 10: <text:s/><text:span text:style-name="Emphasis">Monitoring Enstore on the Web</text:span>) to find the library manager of interest. <text:s/></text:p>
      <text:p text:style-name="Text_20_body">Syntax:</text:p>
      <text:p text:style-name="CommandLine">% enstore library [--option [argument] ... ] &lt;library&gt;</text:p>
      <text:p text:style-name="Text_20_body">The<text:span text:style-name="Command"> &lt;library&gt; </text:span>argument is required except when using the<text:span text:style-name="Command"> --help </text:span>option; the “<text:span text:style-name="Command">.library_manager</text:span>” portion of the library name is optional.</text:p>
      <text:p text:style-name="Text_20_body">Options:</text:p>
      <text:p text:style-name="Text_20_body"><text:soft-page-break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Table_20_Contents">-h, --help</text:p>
            <text:p text:style-name="Table_20_Contents">Prints this message (i.e., prints the options). <text:s/>Example:</text:p>
            <text:p text:style-name="P8">$ enstore library --help</text:p>
            <text:p text:style-name="P4">Usage: </text:p>
            <text:p text:style-name="P4"><text:s text:c="7"/>library [OPTIONS]... library</text:p>
            <text:p text:style-name="P4"/>
            <text:p text:style-name="P4"><text:s text:c="7"/>--get-asserts &lt;library&gt; print sorted lists of pending volume asserts</text:p>
            <text:p text:style-name="P4"><text:s text:c="7"/>--get-queue &lt;HOST_NAME&gt; <text:s/>print queue submitted from the specified host. </text:p>
            <text:p text:style-name="P4"><text:s text:c="29"/>If empty string specified, print the whole queue</text:p>
            <text:p text:style-name="P4"><text:s text:c="7"/>--get-suspect-vols <text:s text:c="3"/>print suspect volume list</text:p>
            <text:p text:style-name="P4"><text:s text:c="7"/>--get-work-sorted <text:s text:c="4"/>print sorted lists of pending and active requests</text:p>
            <text:p text:style-name="P4"><text:s text:c="3"/>-h, --help <text:s text:c="15"/>prints this messge</text:p>
            <text:p text:style-name="P4"><text:s text:c="7"/>--usage <text:s text:c="14"/>prints short help message</text:p>
          </table:table-cell>
        </table:table-row>
        <table:table-row table:style-name="Table2.2">
          <table:table-cell table:style-name="Table2.A2" office:value-type="string">
            <text:p text:style-name="Table_20_Contents"><text:alphabetical-index-mark text:string-value="print asserts per library" text:key1="storage volume"/>--get-asserts &lt;LIBRARY&gt;</text:p>
            <text:p text:style-name="Table_20_Contents">Prints sorted lists of pending volume asserts for specified library. <text:s/>Example: </text:p>
            <text:p text:style-name="P9">$ enstore library --get-asserts 9940.library_manager</text:p>
            <text:p text:style-name="P5">Pending assert requests: 0</text:p>
            <text:p text:style-name="P5">Active assert requests: 0</text:p>
            <text:p text:style-name="P5">{'status': ('ok', None)}</text:p>
          </table:table-cell>
        </table:table-row>
        <text:soft-page-break/>
        <table:table-row table:style-name="Table2.3">
          <table:table-cell table:style-name="Table2.A2" office:value-type="string">
            <text:p text:style-name="Table_20_Contents">-<text:alphabetical-index-mark text:string-value="print queue per encp client host" text:key1="queue"/>-get-queue &lt;HOST_NAME&gt; &lt;LIBRARY&gt;</text:p>
            <text:p text:style-name="Table_20_Contents">Prints queue submitted from the specified <text:span text:style-name="Bold">encp</text:span> client host. <text:s/>Both arguments are required. If quoted empty string is specified for host name, it prints the whole queue (for all hosts). <text:s/>Examples: </text:p>
            <text:p text:style-name="P10">$ enstore library --get-queue stkensrv3 9940.library_manager</text:p>
            <text:p text:style-name="P5">Pending write requests</text:p>
            <text:p text:style-name="P5">Active requests</text:p>
            <text:p text:style-name="P5">Pending read requests: <text:s/>0</text:p>
            <text:p text:style-name="P5">Pending write requests: <text:s/>2</text:p>
            <text:p text:style-name="P5">Active read requests: <text:s/>0</text:p>
            <text:p text:style-name="P5">Active write requests: <text:s/>0</text:p>
            <text:p text:style-name="P5">{'status': ('ok', None)}</text:p>
            <text:p text:style-name="Table_20_Contents">The top two lines tell us that there are no pending or active transfers involving stkensrv3 for the 9940 library manager. <text:s/>The 4th line tells us there are 2 pending write requests for this library manager from hosts other than stkensrv3.</text:p>
            <text:p text:style-name="Table_20_Contents">If all hosts are specified (the next example), the command returns the fields: host name, library manager, username (of <text:span text:style-name="Bold">encp</text:span> request), input filename, and output filename for each pending and/or active request (3 shown here), and ends with a summary: </text:p>
            <text:p text:style-name="P9">$ enstore library --get-queue "" 9940.library_manager</text:p>
            <text:p text:style-name="P5">Active requests</text:p>
            <text:p text:style-name="P5">fnsimu2 9940.library_manager lixn </text:p>
            <text:p text:style-name="P5"><text:s text:c="3"/>/pnfs/btev/geant2003/xiaonan/dstar_xiaonan_1.evt.gz </text:p>
            <text:p text:style-name="P5"><text:s text:c="3"/>/scr/bphys6/lixn/dstar_xiaonan_1.evt.gz M 9944</text:p>
            <text:p text:style-name="P5">fsgi01 9940.library_manager rschultz </text:p>
            <text:p text:style-name="P5"><text:s text:c="3"/>/usr/bdms/rschultz/fl_066_uplsr7/fl_ed_066_uplsr7.ldhi </text:p>
            <text:p text:style-name="P5"><text:s text:c="3"/>/pnfs/BDMS/lens/fl_066_uplsr7/fl_ed_0663</text:p>
            <text:p text:style-name="P5">fnsfh 9940.library_manager minfarm </text:p>
            <text:p text:style-name="P5"><text:s text:c="3"/>/export/stage02_minos/C00040259_0000.tdaq.root </text:p>
            <text:p text:style-name="P5"><text:s text:c="3"/>/pnfs/minos/caldet_reco/tdaq_data/2002-09/C0004027</text:p>
            <text:p text:style-name="P5">Pending read requests: <text:s/>0</text:p>
            <text:p text:style-name="P5">Pending write requests: <text:s/>0</text:p>
            <text:p text:style-name="P5">Active read requests: <text:s/>1</text:p>
            <text:p text:style-name="P5">Active write requests: <text:s/>2</text:p>
            <text:p text:style-name="P5">{'status': ('ok', None)}</text:p>
          </table:table-cell>
        </table:table-row>
        <text:soft-page-break/>
        <table:table-row table:style-name="Table2.4">
          <table:table-cell table:style-name="Table2.A2" office:value-type="string">
            <text:p text:style-name="Table_20_Contents"><text:alphabetical-index-mark text:string-value="print list per library" text:key1="suspect volumes"/><text:s/>--get-suspect-vols &lt;LIBRARY&gt;</text:p>
            <text:p text:style-name="Table_20_Contents">Prints suspect volume list for specified library manager. <text:s text:c="2"/>See 10.6.1 <text:span text:style-name="Emphasis">Suspect Volumes</text:span>. <text:s/>Example: </text:p>
            <text:p text:style-name="P9">$ enstore library --get-suspect-vols 9940.library_manager</text:p>
            <text:p text:style-name="P5">[{'movers': ['994071.mover'], 'external_label': 'VO4523', </text:p>
            <text:p text:style-name="P5">'time': 1067290586.907726}, {'movers': ['994051.mover', '994061.mover', ']</text:p>
          </table:table-cell>
        </table:table-row>
        <table:table-row table:style-name="Table2.2">
          <table:table-cell table:style-name="Table2.A2" office:value-type="string">
            <text:p text:style-name="Table_20_Contents">-<text:alphabetical-index-mark text:string-value="print list of active by library" text:key1="requests" text:key2="print list of pending by library;requests"/>-get-work-sorted &lt;LIBRARY&gt;</text:p>
            <text:p text:style-name="Table_20_Contents">Prints sorted lists of pending and active requests. <text:s/>It sorts by queue. <text:s/>Example: </text:p>
            <text:p text:style-name="P9">$ enstore library --get-work-sorted 9940.library_manager</text:p>
            <text:p text:style-name="P5">{'write_queue': [], 'read_queue': [], 'admin_queue': []}</text:p>
            <text:p text:style-name="P5">[{'status': ('ok', None), 'vc': {'status': ('ok', None), </text:p>
            <text:p text:style-name="P5">'declared': 1011741604.130481, 'si_time': [1041612783.99499, 0], 'blocksiz]</text:p>
          </table:table-cell>
        </table:table-row>
      </table:table>
      <text:h text:style-name="Heading_20_2" text:outline-level="2">enstore monitor</text:h>
      <text:p text:style-name="Text_20_body">This command communicates with the Monitor Server (see Chapter 10: <text:s/><text:span text:style-name="Emphasis">Monitoring Enstore on the Web</text:span>) to get network speed information.</text:p>
      <text:p text:style-name="Text_20_body">On machines with an<text:span text:style-name="file"> enstore.conf </text:span>file (see Appendix A: <text:s/><text:span text:style-name="Emphasis">Network Control</text:span>), the<text:span text:style-name="Command"> enstore monitor </text:span>command uses the routing already established there. <text:s/>If<text:span text:style-name="Command"> enstore monitor </text:span>set up its own, it would interfere with the routes currently in use.</text:p>
      <text:p text:style-name="Text_20_body">Syntax:</text:p>
      <text:p text:style-name="CommandLine">% enstore monitor [--option [argument] ...]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Table_20_Contents">-h, --help</text:p>
            <text:p text:style-name="Table_20_Contents">Prints this message (i.e., prints the options). <text:s/>Example:</text:p>
            <text:p text:style-name="P4">$ enstore monitor -h</text:p>
            <text:p text:style-name="P4">Usage: </text:p>
            <text:p text:style-name="P4"><text:s text:c="7"/>monitor [ -h --help --host= --usage --verbose= ] </text:p>
            <text:p text:style-name="P4"/>
            <text:p text:style-name="P4"><text:s text:c="3"/>-h, --help <text:s text:c="15"/>prints this messge</text:p>
            <text:p text:style-name="P4"><text:s text:c="7"/>--host &lt;HOSTIP&gt; <text:s text:c="6"/>selects a single host</text:p>
            <text:p text:style-name="P4"><text:s text:c="7"/>--port &lt;PORT&gt; <text:s text:c="8"/>selects a port</text:p>
            <text:p text:style-name="P4"><text:s text:c="7"/>--usage <text:s text:c="14"/>prints short help message</text:p>
            <text:p text:style-name="P4"><text:s text:c="7"/>--verbose &lt;VERBOSE&gt; <text:s text:c="2"/>print out information.</text:p>
          </table:table-cell>
        </table:table-row>
        <text:soft-page-break/>
        <table:table-row table:style-name="Table3.2">
          <table:table-cell table:style-name="Table3.A2" office:value-type="string">
            <text:p text:style-name="Table_20_Contents">--host [HOST_NAME or IP_ADDRESS]</text:p>
            <text:p text:style-name="Table_20_Contents">Returns network rate for the specified host (Enstore node). <text:s/>If you don’t specify host, it runs the command for all hosts. <text:s/>Example below shows results for a single host. <text:s/>Example: </text:p>
            <text:p text:style-name="P9">$ enstore monitor --host stkensrv3</text:p>
            <text:p text:style-name="P5">Trying stkensrv3.fnal.gov</text:p>
            <text:p text:style-name="P5">Network rate measured at 11.33 MB/S recieving and 11.1 MB/S sending.</text:p>
          </table:table-cell>
        </table:table-row>
        <table:table-row table:style-name="Table3.3">
          <table:table-cell table:style-name="Table3.A2" office:value-type="string">
            <text:p text:style-name="Table_20_Contents">--port &lt;PORT&gt;</text:p>
            <text:p text:style-name="Table_20_Contents">Selects the specified port. <text:s/>If you don’t specify port, it runs the command for the default port. </text:p>
          </table:table-cell>
        </table:table-row>
        <table:table-row table:style-name="Table3.4">
          <table:table-cell table:style-name="Table3.A2" office:value-type="string">
            <text:p text:style-name="Table_20_Contents">--verbose &lt;INTEGER_VALUE&gt;</text:p>
            <text:p text:style-name="Table_20_Contents">This command is used to help find and fix network problems. <text:s/>It prints detailed information about actions taken. The higher the number you give as an argument, the more info displayed. <text:s/>Example: </text:p>
            <text:p text:style-name="P9">$ enstore monitor --host stkensrv3 --verbose 20</text:p>
            <text:p text:style-name="P5">6 Tue Oct 28 10:48:13 2003 msc called with args: ['monitor', '--host', 'stkensrv3', '--verbose=20']</text:p>
            <text:p text:style-name="P5">13 Tue Oct 28 10:48:13 2003 Get monitor_server config info from server</text:p>
            <text:p text:style-name="P5">Trying stkensrv0.fnal.gov</text:p>
            <text:p text:style-name="P5">13 Tue Oct 28 10:48:13 2003 Get None config info from server</text:p>
            <text:p text:style-name="P5">13 Tue Oct 28 10:48:13 2003 Get None config info from server</text:p>
            <text:p text:style-name="P5">13 Tue Oct 28 10:48:13 2003 Get log_server config info from server</text:p>
            <text:p text:style-name="P5">13 Tue Oct 28 10:48:13 2003 Get log_server config info from server</text:p>
            <text:p text:style-name="P5">13 Tue Oct 28 10:48:13 2003 Get None config info from server</text:p>
            <text:p text:style-name="P5">13 Tue Oct 28 10:48:13 2003 Get alarm_server config info from server</text:p>
            <text:p text:style-name="P5">...</text:p>
            <text:p text:style-name="P5">10 Tue Oct 28 10:48:14 2003 Connecting to monitor server.</text:p>
            <text:p text:style-name="P5">10 Tue Oct 28 10:48:14 2003 Obtaining error status for data socket.</text:p>
            <text:p text:style-name="P5">10 Tue Oct 28 10:48:15 2003 Get the final dialog rate information.</text:p>
            <text:p text:style-name="P5">Network rate measured at 11.34 MB/S recieving and 11.23 MB/S sending.</text:p>
          </table:table-cell>
        </table:table-row>
      </table:table>
      <text:h text:style-name="Heading_20_2" text:outline-level="2">enstore pnfs</text:h>
      <text:p text:style-name="Text_20_body">Enstore has a<text:span text:style-name="Command"> pnfs </text:span>command that allows you to retrieve a variety of information, as listed in the option table below. <text:s/>Off-site users cannot mount<text:span text:style-name="file"> /pnfs</text:span>, and therefore cannot run this command.</text:p>
      <text:p text:style-name="Text_20_body"><text:soft-page-break/><draw:frame draw:style-name="fr1" draw:name="graphics1" text:anchor-type="as-char" svg:width="0.361in" svg:height="0.25in" draw:z-index="0"><draw:image xlink:href="Pictures/2000000D00000B93000007F5640BEEB1.wmf" xlink:type="simple" xlink:show="embed" xlink:actuate="onLoad"/></draw:frame>Using this command to perform PNFS manipulations and/or change PNFS tags is restricted to Enstore administrators and/or their designated gurus, and is covered in Appendix B: <text:s/><text:span text:style-name="Emphasis">Changing PNFS Tags</text:span>.</text:p>
      <text:p text:style-name="Text_20_body">Syntax:</text:p>
      <text:p text:style-name="CommandLine">% enstore pnfs [--option [argument] ... ]</text:p>
      <text:p text:style-name="Text_20_body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Table_20_Contents">--help</text:p>
            <text:p text:style-name="Table_20_Contents">List the options for the<text:span text:style-name="Command"> enstore pnfs </text:span>command. <text:s/>Example:</text:p>
            <text:p text:style-name="CommandLine">% enstore pnfs --help</text:p>
            <text:p text:style-name="P6">Usage: </text:p>
            <text:p text:style-name="P6"><text:s text:c="7"/>pnfs [OPTIONS]... </text:p>
            <text:p text:style-name="P6"/>
            <text:p text:style-name="P6"><text:s text:c="7"/>--bfid &lt;FILENAME&gt; <text:s text:c="4"/>lists the bit file id for file</text:p>
            <text:p text:style-name="P6"><text:s text:c="7"/>--cat &lt;FILENAME&gt; [LAYER] <text:s/>see --layer</text:p>
            <text:p text:style-name="P6"><text:s text:c="7"/>--file-family [FILE_FAMILY] <text:s/>gets file family tag, default; sets file</text:p>
            <text:p text:style-name="P6"><text:s text:c="29"/>family tag, optional</text:p>
            <text:p text:style-name="P6"><text:s text:c="7"/>--file-family-width [FILE_FAMILY_WIDTH] <text:s/>gets file family width tag,</text:p>
            <text:p text:style-name="P6"><text:s text:c="29"/>default; sets file family tag, optional</text:p>
            <text:p text:style-name="P6"><text:s text:c="7"/>--file-family-wrapper [FILE_FAMILY_WRAPPER] <text:s/>gets file family width tag,</text:p>
            <text:p text:style-name="P6"><text:s text:c="29"/>default; sets file family tag, optional</text:p>
            <text:p text:style-name="P6"><text:s text:c="7"/>--filesize &lt;FILE&gt; <text:s text:c="4"/>print out real filesize</text:p>
            <text:p text:style-name="P6"><text:s text:c="3"/>-h, --help <text:s text:c="15"/>prints this messge</text:p>
            <text:p text:style-name="P6"><text:s text:c="7"/>--info &lt;FILENAME&gt; <text:s text:c="4"/>see --xref</text:p>
            <text:p text:style-name="P6"><text:s text:c="7"/>--layer &lt;FILENAME&gt; [LAYER] <text:s/>lists the layer of the file</text:p>
            <text:p text:style-name="P6"><text:s text:c="7"/>--library [LIBRARY] <text:s text:c="2"/>gets library tag, default; sets library tag,</text:p>
            <text:p text:style-name="P6"><text:s text:c="29"/>optional</text:p>
            <text:p text:style-name="P6"><text:s text:c="7"/>--tag &lt;TAG&gt; [DIRECTORY] <text:s/>lists the tag of the directory</text:p>
            <text:p text:style-name="P6"><text:s text:c="7"/>--tagchmod &lt;PERMISSIONS&gt; &lt;TAG&gt; <text:s/>changes the permissions for the tag; use</text:p>
            <text:p text:style-name="P6"><text:s text:c="29"/>UNIX chmod style permissions</text:p>
            <text:p text:style-name="P6"><text:s text:c="7"/>--tagchown &lt;OWNER&gt; &lt;TAG&gt; <text:s/>changes the ownership for the tag; OWNER can</text:p>
            <text:p text:style-name="P6"><text:s text:c="29"/>be 'owner' or 'owner.group'</text:p>
            <text:p text:style-name="P6"><text:s text:c="7"/>--tags [DIRECTORY] <text:s text:c="3"/>lists tag values and permissions</text:p>
            <text:p text:style-name="P6"><text:s text:c="7"/>--usage <text:s text:c="14"/>prints short help message</text:p>
            <text:p text:style-name="P6"><text:s text:c="7"/>--xref &lt;FILENAME&gt; <text:s text:c="4"/>lists the cross reference data for file</text:p>
          </table:table-cell>
        </table:table-row>
        <text:soft-page-break/>
        <table:table-row table:style-name="Table4.2">
          <table:table-cell table:style-name="Table4.A2" office:value-type="string">
            <text:p text:style-name="Table_20_Contents">--b<text:alphabetical-index-mark text:string-value="get BFID" text:key1="data file"/>fid &lt;FILE_NAME&gt;</text:p>
            <text:p text:style-name="Table_20_Contents">Returns the BFID of the file; select file name to specify from within pnfs space and use relative/absolute path as needed.</text:p>
            <text:p text:style-name="Table_20_Contents">Example:</text:p>
            <text:p text:style-name="P9">$ enstore pnfs --bfid /pnfs/mist/zuu/100MB_002</text:p>
            <text:p text:style-name="P5">WAMS104102942800000</text:p>
          </table:table-cell>
        </table:table-row>
        <table:table-row table:style-name="Table4.3">
          <table:table-cell table:style-name="Table4.A2" office:value-type="string">
            <text:p text:style-name="Table_20_Contents">--<text:alphabetical-index-mark text:string-value="get layer-related info" text:key1="data file"/>cat &lt;PATH_TO_FILE&gt; [LAYER]</text:p>
            <text:p text:style-name="Table_20_Contents">--cat is an alias for --layer; see --layer.</text:p>
          </table:table-cell>
        </table:table-row>
        <table:table-row table:style-name="Table4.4">
          <table:table-cell table:style-name="Table4.A2" office:value-type="string">
            <text:p text:style-name="Table_20_Contents">--<text:alphabetical-index-mark text:string-value="get file family of" text:key1="pnfs directory"/>file-family</text:p>
            <text:p text:style-name="Table_20_Contents">Prints the file family name associated with the current pnfs directory. <text:s/>Example:</text:p>
            <text:p text:style-name="P9">$ enstore pnfs --file-family</text:p>
            <text:p text:style-name="P5">dcache</text:p>
          </table:table-cell>
        </table:table-row>
        <table:table-row table:style-name="Table4.4">
          <table:table-cell table:style-name="Table4.A2" office:value-type="string">
            <text:p text:style-name="Table_20_Contents">--<text:alphabetical-index-mark text:string-value="get file family width of" text:key1="pnfs directory"/>file-family-width</text:p>
            <text:p text:style-name="Table_20_Contents">Prints the file family width associated with the current pnfs directory. <text:s/>Example:</text:p>
            <text:p text:style-name="P9">$ enstore pnfs --file-family-width</text:p>
            <text:p text:style-name="P5">1</text:p>
          </table:table-cell>
        </table:table-row>
        <table:table-row table:style-name="Table4.4">
          <table:table-cell table:style-name="Table4.A2" office:value-type="string">
            <text:p text:style-name="Table_20_Contents">--<text:alphabetical-index-mark text:string-value="get file family wrapper of" text:key1="pnfs directory"/>file-family-wrapper</text:p>
            <text:p text:style-name="Table_20_Contents">Prints the file family wrapper associated with the current pnfs directory. <text:s/>Example:</text:p>
            <text:p text:style-name="P9">$ enstore pnfs --file-family-wrapper</text:p>
            <text:p text:style-name="P5">cpio_odc</text:p>
          </table:table-cell>
        </table:table-row>
        <table:table-row table:style-name="Table4.4">
          <table:table-cell table:style-name="Table4.A2" office:value-type="string">
            <text:p text:style-name="Table_20_Contents">--<text:alphabetical-index-mark text:string-value="get filesize" text:key1="data file"/>filesize &lt;PATH_TO_FILE&gt;</text:p>
            <text:p text:style-name="Table_20_Contents">Prints the real filesize in bytes; useful for files of size greater than (2G-1) bytes, since PNFS stores file size as 1 in this case. <text:s/>Example:</text:p>
            <text:p text:style-name="P9">$ enstore pnfs --filesize a01</text:p>
            <text:p text:style-name="P5">24198</text:p>
          </table:table-cell>
        </table:table-row>
        <text:soft-page-break/>
        <table:table-row table:style-name="Table4.8">
          <table:table-cell table:style-name="Table4.A2" office:value-type="string">
            <text:p text:style-name="Table_20_Contents">--<text:alphabetical-index-mark text:string-value="list cross-ref info" text:key1="data file"/>info<text:alphabetical-index-mark text:string-value="get for given data file" text:key1="metadata"/> &lt;PATH_TO_FILE&gt;</text:p>
            <text:p text:style-name="Table_20_Contents">Prints information about the file, this is an alias for the --xref option. <text:s/>See --xref.</text:p>
          </table:table-cell>
        </table:table-row>
        <table:table-row table:style-name="Table4.9">
          <table:table-cell table:style-name="Table4.A2" office:value-type="string">
            <text:p text:style-name="Table_20_Contents">--<text:alphabetical-index-mark text:string-value="get layer-related info" text:key1="data file"/>la<text:alphabetical-index-mark text:string-value="get data file info" text:key1="dCache"/>yer &lt;PATH-TO-FILE&gt; &lt;LAYER&gt;</text:p>
            <text:p text:style-name="Table_20_Contents">Prints information about the file. <text:s/>Layer 0 is used internally by pnfs and it can’t be viewed. <text:s/>Layer 1, the default, gives the file’s BFID. <text:s/>Layer 2 is used by dCache. Layers 3, 5, 6, 7 are not currently used. <text:s/>Layer 4 produces output equivalent to --xref, but returns info without field labels. </text:p>
            <text:p text:style-name="Table_20_Contents">The option --cat is an alias for this option. </text:p>
            <text:p text:style-name="Table_20_Contents">Examples:</text:p>
            <text:p text:style-name="Table_20_Contents">Layer 1 gives BFID (default):</text:p>
            <text:p text:style-name="P9">$ enstore pnfs --layer a01</text:p>
            <text:p text:style-name="P5">CDMS105889726300000</text:p>
            <text:p text:style-name="P9">$ enstore pnfs --layer a01 1</text:p>
            <text:p text:style-name="P5">CDMS105889726300000</text:p>
            <text:p text:style-name="Table_20_Contents">Layer 2 is used for dCache:</text:p>
            <text:p text:style-name="P9">$ enstore pnfs --layer a01 2</text:p>
            <text:p text:style-name="P7">2,0,0,0.0,0.0</text:p>
            <text:p text:style-name="P7">:c=1:d15ef6a3;l=554423;</text:p>
            <text:p text:style-name="P7">w-fcdfdata018-1</text:p>
            <text:p text:style-name="Table_20_Contents">The file has a version1 crc of c=1:d15ef6a3, it has a length l=554423, and it is in pool w-fcdfdata018-1.</text:p>
            <text:p text:style-name="P9">$ enstore pnfs --layer a01 2</text:p>
            <text:p text:style-name="P5">2,0,0,0.0,0.0</text:p>
            <text:p text:style-name="P5">:</text:p>
            <text:p text:style-name="Table_20_Contents">Layer 4 gives --xref output (see --xref): </text:p>
            <text:p text:style-name="P9">$ enstore pnfs --layer a01 4</text:p>
            <text:p text:style-name="P5">VO3222</text:p>
            <text:p text:style-name="P5">0000_000000000_0006264</text:p>
            <text:p text:style-name="P5">24198</text:p>
            <text:p text:style-name="P5">dcache</text:p>
            <text:p text:style-name="P5">/pnfs/fs/usr/test/xyz/srmtest/test_1_1/a01</text:p>
            <text:p text:style-name="P5"/>
            <text:p text:style-name="P5">000500000000000000191030</text:p>
            <text:p text:style-name="P5"><text:soft-page-break/></text:p>
            <text:p text:style-name="P5">CDMS105889726300000</text:p>
            <text:p text:style-name="P5">stkenmvr5a:/dev/rmt/tps3d1n:4560000022</text:p>
          </table:table-cell>
        </table:table-row>
        <text:soft-page-break/>
        <table:table-row table:style-name="Table4.10">
          <table:table-cell table:style-name="Table4.A2" office:value-type="string">
            <text:p text:style-name="Table_20_Contents">--<text:alphabetical-index-mark text:string-value="list tags of directory" text:key1="pnfs"/>tags [DIRECTORY]</text:p>
            <text:p text:style-name="Table_20_Contents">List the tag values of specified PNFS directory (if no directory argument, it lists tags for current working directory (cwd or pwd)). <text:s/>Example:</text:p>
            <text:p text:style-name="P9">$ pwd</text:p>
            <text:p text:style-name="P5">/pnfs/test/xyz/srmtest/test_1_1</text:p>
            <text:p text:style-name="P9">$ enstore pnfs --tags</text:p>
            <text:p text:style-name="P5">.(tag)(file_family) = dcache</text:p>
            <text:p text:style-name="P5">.(tag)(file_family_width) = 1</text:p>
            <text:p text:style-name="P5">.(tag)(file_family_wrapper) = cpio_odc</text:p>
            <text:p text:style-name="P5">.(tag)(library) = 9940</text:p>
            <text:p text:style-name="P5">.(tag)(storage_group) = test</text:p>
            <text:p text:style-name="P5">-rw-rw-r-- <text:s text:c="2"/>11 root <text:s text:c="4"/>sys <text:s text:c="11"/>6 Jul 26 <text:s/>2001 <text:s/></text:p>
            <text:p text:style-name="P5"><text:s text:c="17"/>/pnfs/test/xyz/srmtest/test_1_1/.(tag)(file_family)</text:p>
            <text:p text:style-name="P5">-rw-rw-r-- <text:s text:c="2"/>11 root <text:s text:c="4"/>sys <text:s text:c="11"/>1 May <text:s/>5 <text:s/>2000 </text:p>
            <text:p text:style-name="P5"><text:s text:c="17"/>/pnfs/test/xyz/srmtest/test_1_1/.(tag)(file_family_width)</text:p>
            <text:p text:style-name="P5">-rw-rw-r-- <text:s text:c="2"/>11 root <text:s text:c="4"/>sys <text:s text:c="11"/>8 May <text:s/>5 <text:s/>2000 </text:p>
            <text:p text:style-name="P5"><text:s text:c="17"/>/pnfs/test/xyz/srmtest/test_1_1/.(tag)(file_family_wrapper)</text:p>
            <text:p text:style-name="P5">-rw-rw-r-- <text:s text:c="2"/>11 root <text:s text:c="4"/>sys <text:s text:c="11"/>4 Jul <text:s/>3 10:59 </text:p>
            <text:p text:style-name="P5"><text:s text:c="17"/>/pnfs/test/xyz/srmtest/test_1_1/.(tag)(library)</text:p>
            <text:p text:style-name="P5">-rw-r--r-- <text:s text:c="2"/>11 root <text:s text:c="4"/>sys <text:s text:c="11"/>4 Jul 26 <text:s/>2001 </text:p>
            <text:p text:style-name="P5"><text:s text:c="17"/>/pnfs/test/xyz/srmtest/test_1_1/.(tag)(storage_group)</text:p>
            <text:p text:style-name="Table_20_Contents">(minor reformatting done to enhance readability)</text:p>
          </table:table-cell>
        </table:table-row>
        <text:soft-page-break/>
        <table:table-row table:style-name="Table4.11">
          <table:table-cell table:style-name="Table4.A2" office:value-type="string">
            <text:p text:style-name="Table_20_Contents">--<text:alphabetical-index-mark text:string-value="list cross-ref info" text:key1="data file"/>xref <text:alphabetical-index-mark text:string-value="get for given data file" text:key1="metadata"/>&lt;FILE_NAME&gt;</text:p>
            <text:p text:style-name="Table_20_Contents"><text:alphabetical-index-mark text:string-value="cross-reference information" text:key1="cross-reference data for file;data file"/>List cross-reference information (metadata) for specified file. <text:s/>(--info is an alias for --xref.) <text:s/>The information includes: </text:p>
            <text:list text:style-name="L1">
              <text:list-item>
                <text:p text:style-name="P12">volume: storage media volume label</text:p>
              </text:list-item>
              <text:list-item>
                <text:p text:style-name="P12">location cookie: file position on tape (the number of the file on tape)</text:p>
              </text:list-item>
              <text:list-item>
                <text:p text:style-name="P12">size: file size in bytes</text:p>
              </text:list-item>
              <text:list-item>
                <text:p text:style-name="P12">file family: file family</text:p>
              </text:list-item>
              <text:list-item>
                <text:p text:style-name="P12">original name: original name in<text:span text:style-name="file"> /pnfs</text:span> before any move/copy command issued; i.e., the destination filename given in the<text:span text:style-name="Command"> encp </text:span>command used to copy the file to Enstore</text:p>
              </text:list-item>
              <text:list-item>
                <text:p text:style-name="P12">map file: obsolete, but some older files may have a value here</text:p>
              </text:list-item>
              <text:list-item>
                <text:p text:style-name="P12">pnfsid file: unique id for the file as assigned by PNFS</text:p>
              </text:list-item>
              <text:list-item>
                <text:p text:style-name="P12">pnfsid map: obsolete, but some older files may have a value here</text:p>
              </text:list-item>
              <text:list-item>
                <text:p text:style-name="P12">bfid: unique id for the file as assigned by Enstore (matches layer 1)</text:p>
              </text:list-item>
              <text:list-item>
                <text:p text:style-name="P12">origdrive: id of drive used when file was written to media (files generated prior to 10/2000, <text:span text:style-name="Bold">encp</text:span> v2_5 or earlier, will not have a value here)</text:p>
              </text:list-item>
              <text:list-item>
                <text:p text:style-name="P12">crc: CRC of the file (appears for files after 10/2003, using <text:span text:style-name="Bold">encp</text:span> v3_1 or greater)</text:p>
              </text:list-item>
            </text:list>
            <text:p text:style-name="Table_20_Contents">Example:</text:p>
            <text:p text:style-name="P9">$ enstore pnfs --xref a01</text:p>
            <text:p text:style-name="P5">volume: VO3222</text:p>
            <text:p text:style-name="P5">location_cookie: 0000_000000000_0006264</text:p>
            <text:p text:style-name="P3">size: 24198</text:p>
            <text:p text:style-name="P3">file_family: dcache</text:p>
            <text:p text:style-name="P3">original_name: /pnfs/fs/usr/test/xyz/srmtest/test_1_1/a01</text:p>
            <text:p text:style-name="P3">map_file: </text:p>
            <text:p text:style-name="P3">pnfsid_file: 000500000000000000191030</text:p>
            <text:p text:style-name="P3">pnfsid_map: </text:p>
            <text:p text:style-name="P3">bfid: CDMS105889726300000</text:p>
            <text:p text:style-name="P3">origdrive: stkenmvr5a:/dev/rmt/tps3d1n:4560000022</text:p>
            <text:p text:style-name="P3">crc: unknown</text:p>
          </table:table-cell>
        </table:table-row>
        <text:soft-page-break/>
        <table:table-row table:style-name="Table4.4">
          <table:table-cell table:style-name="Table4.A2" office:value-type="string">
            <text:p text:style-name="Table_20_Contents">--<text:alphabetical-index-mark text:string-value="find for given pnfs dir" text:key1="pnfs directory" text:key2="get library tag for;library manager (LM)"/>library</text:p>
            <text:p text:style-name="Table_20_Contents">Returns <text:span text:style-name="T2"><text:s/></text:span>the value of the library tag (the virtual library associated with files in the directory) for the current pnfs directory. <text:s/>Example:</text:p>
            <text:p text:style-name="P9">$ enstore pnfs --library </text:p>
            <text:p text:style-name="P5">9940</text:p>
          </table:table-cell>
        </table:table-row>
      </table:table>
      <text:p text:style-name="Standard"/>
      <text:h text:style-name="Heading_20_2" text:outline-level="2">enstore file (deprecated)</text:h>
      <text:p text:style-name="Text_20_body">This command has been deprecated for users as of <text:span text:style-name="Bold">encp</text:span> v3_2, and (along with<text:span text:style-name="Command"> enstore volume</text:span>) replaced with<text:span text:style-name="Command"> enstore info </text:span>(see section <text:bookmark-ref text:reference-format="text" text:ref-name="RTF65006e00730074006f007200"/>). <text:s/></text:p>
      <text:p text:style-name="Text_20_body">This command communicates with the File Clerk (see section 8.1 <text:span text:style-name="Emphasis">File Clerk</text:span>). <text:s/>It returns information about a specified file or files on a specified volume.</text:p>
      <text:p text:style-name="Text_20_body">Syntax:</text:p>
      <text:p text:style-name="CommandLine">% enstore file [--option [argument] ... ]</text:p>
      <text:p text:style-name="Text_20_body">Options:</text:p>
      <text:p text:style-name="Text_20_body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Table_20_Contents">-h, --help</text:p>
            <text:p text:style-name="Table_20_Contents">Prints the options (i.e., prints this message). <text:s/>Example:</text:p>
            <text:p text:style-name="P8">$ enstore file --help</text:p>
            <text:p text:style-name="P4">Usage: </text:p>
            <text:p text:style-name="P4"><text:s text:c="7"/>file [ -h --bfid= --help --list= --ls-active= --usage ] </text:p>
            <text:p text:style-name="P4"/>
            <text:p text:style-name="P4"><text:s text:c="7"/>--bfid &lt;BFID&gt; <text:s text:c="8"/>get info of a file</text:p>
            <text:p text:style-name="P4"><text:s text:c="3"/>-h, --help <text:s text:c="15"/>print this message</text:p>
            <text:p text:style-name="P4"><text:s text:c="7"/>--list &lt;VOLUME_NAME&gt; <text:s/>list the files in a volume</text:p>
            <text:p text:style-name="P4"><text:s text:c="7"/>--ls-active &lt;VOLUME_NAME&gt; <text:s/>list active files in a volume</text:p>
            <text:p text:style-name="P4"><text:s text:c="7"/>--show-bad <text:s text:c="11"/>lists all bad files</text:p>
            <text:p text:style-name="P4"><text:s text:c="7"/>--usage <text:s text:c="14"/>print short help message</text:p>
          </table:table-cell>
        </table:table-row>
        <text:soft-page-break/>
        <table:table-row table:style-name="Table5.2">
          <table:table-cell table:style-name="Table5.A2" office:value-type="string">
            <text:p text:style-name="Table_20_Contents"><text:alphabetical-index-mark text:string-value="get for given data file" text:key1="metadata"/>--bfid &lt;BFID&gt;</text:p>
            <text:p text:style-name="Table_20_Contents">Returns information (metadata) about the file corresponding to the specified bfid.</text:p>
            <text:p text:style-name="Table_20_Contents">You can get the bfid of a file from the<text:span text:style-name="Command"> enstore pnfs --bfid &lt;FILE_NAME&gt; </text:span>command (section <text:bookmark-ref text:reference-format="text" text:ref-name="RTF65006e00730074006f007200"/>); get the filename from searching PNFS namespace.</text:p>
            <text:p text:style-name="Table_20_Contents">Example:</text:p>
            <text:p text:style-name="P9">$ enstore file --bfid CDMS105770745000000</text:p>
            <text:p text:style-name="P5">{'bfid': 'CDMS105770745000000',</text:p>
            <text:p text:style-name="P5"><text:s/>'complete_crc': 1191066979L,</text:p>
            <text:p text:style-name="P5"><text:s/>'deleted': 'no',</text:p>
            <text:p text:style-name="P5"><text:s/>'drive': 'stkenmvr7a:/dev/rmt/tps0d1n:4560000022',</text:p>
            <text:p text:style-name="P5"><text:s/>'external_label': 'VO3222',</text:p>
            <text:p text:style-name="P5"><text:s/>'location_cookie': '0000_000000000_0005661',</text:p>
            <text:p text:style-name="P5"><text:s/>'pnfs_mapname': '',</text:p>
            <text:p text:style-name="P5"><text:s/>'pnfs_name0': '/pnfs/fs/usr/test/xyz/srmtest/ar017983.0001phys_10',</text:p>
            <text:p text:style-name="P5"><text:s/>'pnfsid': '000500000000000000190EA8',</text:p>
            <text:p text:style-name="P5"><text:s/>'pnfsvid': '',</text:p>
            <text:p text:style-name="P5"><text:s/>'sanity_cookie': (65536L, 3203712884L),</text:p>
            <text:p text:style-name="P5"><text:s/>'size': 197354833L}</text:p>
          </table:table-cell>
        </table:table-row>
        <table:table-row table:style-name="Table5.3">
          <table:table-cell table:style-name="Table5.A2" office:value-type="string">
            <text:p text:style-name="Table_20_Contents"><text:alphabetical-index-mark text:string-value="list per volume" text:key1="storage volume" text:key2="list files on;data file"/>--<text:alphabetical-index-mark text:string-value="list per volume;" text:key1="data file"/>list &lt;VOLUME_NAME&gt;</text:p>
            <text:p text:style-name="Table_20_Contents">Lists the files in the specified volume with their volume name, bfid, size, location (file number) on volume, delete flag, and the original filename in pnfs. </text:p>
            <text:p text:style-name="Table_20_Contents">You can get the volume name from the<text:span text:style-name="Command"> enstore pnfs </text:span>command, using either<text:span text:style-name="Command"> --xref </text:span>or<text:span text:style-name="Command"> --layer </text:span>(section <text:bookmark-ref text:reference-format="text" text:ref-name="RTF65006e00730074006f007200"/>), or from the “external_label” field of the<text:span text:style-name="Command"> enstore file --bfid &lt;BFID&gt; </text:span>command (shown above).</text:p>
            <text:p text:style-name="Table_20_Contents">The<text:span text:style-name="Command"> enstore info --list &lt;VOLUME_NAME&gt; </text:span>is an alias for this command.</text:p>
            <text:p text:style-name="Table_20_Contents">Example:</text:p>
            <text:p text:style-name="P9">$ enstore file --list VO3222</text:p>
            <text:p text:style-name="P5">label <text:s/>bfid <text:s text:c="15"/>size <text:s text:c="2"/>location_cookie <text:s text:c="7"/>delflag </text:p>
            <text:p text:style-name="P5">original_name</text:p>
            <text:p text:style-name="P5"/>
            <text:p text:style-name="P5">VO3222 CDMS106503213600000 983803 0000_000000000_0011536 deleted</text:p>
            <text:p text:style-name="P5">/pnfs/fs/usr/eagle/dcache-tests/274.dcache_page_p_27750</text:p>
            <text:p text:style-name="Table_20_Contents"><text:soft-page-break/>(This shows one of many lines appearing in the real output, and is reformatted to two lines for readability.)</text:p>
          </table:table-cell>
        </table:table-row>
        <table:table-row table:style-name="Table5.4">
          <table:table-cell table:style-name="Table5.A2" office:value-type="string">
            <text:p text:style-name="Table_20_Contents"><text:alphabetical-index-mark text:string-value="list active ones per volume" text:key1="data file"/>--ls-active &lt;VOLUME_NAME&gt;<text:tab/></text:p>
            <text:p text:style-name="Table_20_Contents">Lists active files in a volume.</text:p>
            <text:p text:style-name="Table_20_Contents">You can get the volume name from the<text:span text:style-name="Command"> enstore pnfs </text:span>command, using either<text:span text:style-name="Command"> --xref </text:span>or<text:span text:style-name="Command"> --layer </text:span>(section <text:bookmark-ref text:reference-format="text" text:ref-name="RTF65006e00730074006f007200"/>), or from the “external_label” field of the<text:span text:style-name="Command"> enstore file --bfid &lt;BFID&gt; </text:span>command (shown above).</text:p>
            <text:p text:style-name="Table_20_Contents">Example:</text:p>
            <text:p text:style-name="P9">$ enstore file --ls-active VO3222</text:p>
            <text:p text:style-name="P5">/pnfs/fs/usr/eagle/dcache-tests/101.dcache_page_a_24401</text:p>
            <text:p text:style-name="P5">/pnfs/fs/usr/eagle/dcache-tests/101.dcache_page_24401</text:p>
            <text:p text:style-name="P5">/pnfs/fs/usr/test/stress-test/myfile1</text:p>
            <text:p text:style-name="P5">/pnfs/fs/usr/test/stress-test/myfile3</text:p>
            <text:p text:style-name="P5">/pnfs/fs/usr/test/stress-test/file128m-11</text:p>
            <text:p text:style-name="P5">...</text:p>
          </table:table-cell>
        </table:table-row>
        <table:table-row table:style-name="Table5.5">
          <table:table-cell table:style-name="Table5.A2" office:value-type="string">
            <text:p text:style-name="Table_20_Contents">--<text:alphabetical-index-mark text:string-value="list inhibits;storage volume:list file family info" text:key1="storage volume" text:key2="list available space;storage volume"/>show-bad</text:p>
            <text:p text:style-name="Table_20_Contents">Lists all files that are currently unavailable due to media problems. <text:s/>When a tape problem is discovered, the tape is sent to the vendor for file recovery. <text:s/>In the interim, a cloned tape is made available to users, with the bad files marked. <text:s/>This command option lets you list the bad files. <text:s/>The output lists the tape number, BFID, file size in bites, and pnfs path of file.</text:p>
            <text:p text:style-name="Table_20_Contents">Example:</text:p>
            <text:p text:style-name="P9">$ enstore info --show-bad</text:p>
            <text:p text:style-name="P5">...</text:p>
            <text:p text:style-name="P5">VO0053 CDMS105770745000000 95530315</text:p>
            <text:p text:style-name="P5"><text:s/>/pnfs/fs/usr/xyz/my_data/2004-4/.bad.F000xyz43_0000.mdaq.root</text:p>
            <text:p text:style-name="P5">...</text:p>
            <text:p text:style-name="Table_20_Contents">We show only one output line, and it is displayed on two lines for readability. <text:s/>Notice the “<text:span text:style-name="Code">.bad.</text:span>” at the front of the filename; this is how the bad files are marked.</text:p>
            <text:p text:style-name="Table_20_Contents">Replaced by: <text:span text:style-name="Command">enstore info --show-bad</text:span>.</text:p>
          </table:table-cell>
        </table:table-row>
        <text:soft-page-break/>
        <table:table-row table:style-name="Table5.6">
          <table:table-cell table:style-name="Table5.A2" office:value-type="string">
            <text:p text:style-name="Table_20_Contents">--usage</text:p>
            <text:p text:style-name="Table_20_Contents">Prints short help message. <text:s/>Example:</text:p>
            <text:p text:style-name="P9">$ enstore file --usage</text:p>
            <text:p text:style-name="P5">Usage: </text:p>
            <text:p text:style-name="P5"><text:s text:c="7"/>file [ -h --bfid= --help --list= --ls-active= --usage ] </text:p>
          </table:table-cell>
        </table:table-row>
      </table:table>
      <text:h text:style-name="Heading_20_2" text:outline-level="2">enstore volume (deprecated)</text:h>
      <text:p text:style-name="Text_20_body">This command has been deprecated for users as of <text:span text:style-name="Bold">encp</text:span> v3_2, and replaced (along with<text:span text:style-name="Command"> enstore file</text:span>) with<text:span text:style-name="Command"> enstore info </text:span>(see section <text:bookmark-ref text:reference-format="text" text:ref-name="RTF65006e00730074006f007200"/>). <text:s/></text:p>
      <text:p text:style-name="Text_20_body">This command communicates with the Volume Clerk (see section 8.2 <text:span text:style-name="Emphasis">Volume Clerk</text:span>) to return information on data volumes.</text:p>
      <text:p text:style-name="Text_20_body">Syntax:</text:p>
      <text:p text:style-name="CommandLine">% enstore volume [--option [argument] ... ]</text:p>
      <text:p text:style-name="Text_20_body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Table_20_Contents">-h, --help</text:p>
            <text:p text:style-name="Table_20_Contents">Prints this message (i.e., prints the options). <text:s/>Example:</text:p>
            <text:p text:style-name="P8">$ enstore volume --help</text:p>
            <text:p text:style-name="P4">Usage: </text:p>
            <text:p text:style-name="P4"><text:s text:c="7"/>volume [OPTIONS]... </text:p>
            <text:p text:style-name="P4"/>
            <text:p text:style-name="P4"><text:s text:c="7"/>--gvol &lt;VOLUME_NAME&gt; <text:s/>get info of a volume in human readable time</text:p>
            <text:p text:style-name="P4"><text:s text:c="29"/>format</text:p>
            <text:p text:style-name="P4"><text:s text:c="3"/>-h, --help <text:s text:c="15"/>prints this messge</text:p>
            <text:p text:style-name="P4"><text:s text:c="7"/>--just &lt;VOLUME_NAME&gt; <text:s/>used with --pvols to list problem</text:p>
            <text:p text:style-name="P4"><text:s text:c="7"/>--list &lt;VOLUME_NAME&gt; <text:s/>list the files in a volume</text:p>
            <text:p text:style-name="P4"><text:s text:c="7"/>--ls-active &lt;VOLUME_NAME&gt; <text:s/>list active files in a volume</text:p>
            <text:p text:style-name="P4"><text:s text:c="7"/>--ls-sg-count <text:s text:c="8"/>list all sg counts</text:p>
            <text:p text:style-name="P4"><text:s text:c="7"/>--pvols <text:s text:c="14"/>list all problem volumes</text:p>
            <text:p text:style-name="P4"><text:s text:c="7"/>--usage <text:s text:c="14"/>prints short help message</text:p>
            <text:p text:style-name="P4"><text:s text:c="7"/>--vol &lt;VOLUME_NAME&gt; <text:s text:c="2"/>get info of a volume</text:p>
            <text:p text:style-name="P4"><text:s text:c="7"/>--vols <text:s text:c="15"/>list all volumes</text:p>
          </table:table-cell>
        </table:table-row>
        <text:soft-page-break/>
        <table:table-row table:style-name="Table6.2">
          <table:table-cell table:style-name="Table6.A2" office:value-type="string">
            <text:p text:style-name="Table_20_Contents">--g<text:alphabetical-index-mark text:string-value="statistics" text:key1="storage volume"/>vol &lt;VOLUME_NAME&gt;</text:p>
            <text:p text:style-name="Table_20_Contents">This is just like<text:span text:style-name="Command"> enstore volume --vol &lt;VOLUME_NAME&gt;</text:span>, except that this one prints human-readable time fields (e.g., “declared”, “first_access” and “last_access” fields). <text:s/>Example: </text:p>
            <text:p text:style-name="P9">$ enstore volume --gvol VO3332</text:p>
            <text:p text:style-name="P5">{'blocksize': 131072,</text:p>
            <text:p text:style-name="P5"><text:s/>'capacity_bytes': 64424509440L,</text:p>
            <text:p text:style-name="P5"><text:s/>'declared': 'Wed Jan 16 16:13:57 2002',</text:p>
            <text:p text:style-name="P5"><text:s/>'eod_cookie': '0000_000000000_0000044',</text:p>
            <text:p text:style-name="P5"><text:s/>'external_label': 'VO3332',</text:p>
            <text:p text:style-name="P5"><text:s/>'first_access': 'Fri May 10 12:59:35 2002',</text:p>
            <text:p text:style-name="P5"><text:s/>'last_access': 'Mon Oct 27 22:35:45 2003',</text:p>
            <text:p text:style-name="P5"><text:s/>'library': '9940',</text:p>
            <text:p text:style-name="P5"><text:s/>'media_type': '9940',</text:p>
            <text:p text:style-name="P5"><text:s/>'non_del_files': 43,</text:p>
            <text:p text:style-name="P5"><text:s/>'remaining_bytes': 1785262080L,</text:p>
            <text:p text:style-name="P5"><text:s/>'sum_mounts': 234,</text:p>
            <text:p text:style-name="P5"><text:s/>'sum_rd_access': 213,</text:p>
            <text:p text:style-name="P5"><text:s/>'sum_rd_err': 0,</text:p>
            <text:p text:style-name="P5"><text:s/>'sum_wr_access': 43,</text:p>
            <text:p text:style-name="P5"><text:s/>'sum_wr_err': 0,</text:p>
            <text:p text:style-name="P5"><text:s/>'system_inhibit': ['none', 'full'],</text:p>
            <text:p text:style-name="P5"><text:s/>'user_inhibit': ['none', 'none'],</text:p>
            <text:p text:style-name="P5"><text:s/>'volume_family': 'cms.objy_data_files.cpio_odc',</text:p>
            <text:p text:style-name="P5"><text:s/>'wrapper': 'cpio_odc'}</text:p>
          </table:table-cell>
        </table:table-row>
        <table:table-row table:style-name="Table6.3">
          <table:table-cell table:style-name="Table6.A2" office:value-type="string">
            <text:p text:style-name="Table_20_Contents">--just</text:p>
            <text:p text:style-name="Table_20_Contents">Used with<text:span text:style-name="Command"> --pvols </text:span>to list problem. <text:s/>See<text:span text:style-name="Command"> enstore volume --pvols</text:span>.</text:p>
          </table:table-cell>
        </table:table-row>
        <table:table-row table:style-name="Table6.3">
          <table:table-cell table:style-name="Table6.A2" office:value-type="string">
            <text:p text:style-name="Table_20_Contents">--<text:alphabetical-index-mark text:string-value="list per volume" text:key1="data file"/>list &lt;VOLUME_NAME&gt;<text:alphabetical-index-mark text:string-value="list files on" text:key1="storage volume"/></text:p>
            <text:p text:style-name="Table_20_Contents">This is an alias for the<text:span text:style-name="Command"> enstore info --list &lt;VOLUME_NAME&gt; </text:span>command. <text:s/>See section <text:bookmark-ref text:reference-format="text" text:ref-name="RTF65006e00730074006f007200"/>.</text:p>
          </table:table-cell>
        </table:table-row>
        <table:table-row table:style-name="Table6.5">
          <table:table-cell table:style-name="Table6.A2" office:value-type="string">
            <text:p text:style-name="Table_20_Contents">--ls-active<text:alphabetical-index-mark text:string-value="list active files" text:key1="storage volume"/> &lt;VOLUME_NAME&gt;</text:p>
            <text:p text:style-name="Table_20_Contents">Lists original file names of active files in a volume. <text:s/>Example:</text:p>
            <text:p text:style-name="P9">$ enstore volume --ls-active VO3332</text:p>
            <text:p text:style-name="P5">/pnfs/cms/UserFederation/data/jetmet_production/data/Collections/jm_Hit601_g125_UCSD/jm02_qqh120_ll/EVD0.jet0102.DB</text:p>
            <text:p text:style-name="P5">/pnfs/cms/UserFederation/data/jetmet_production/data/TAssoc/jm_2x1033PUjm602_TkMu_g125_UCSD/jm02_hlt15-20/EVD11.jet0102.DB</text:p>
            <text:p text:style-name="P5"><text:soft-page-break/>/pnfs/cms/UserFederation/data/jetmet_production/data/Digis/jm_2x1033PUjm602_TkMu_g125_UCSD/jm02-hlt0-15/EVD12.jet0102.DB</text:p>
            <text:p text:style-name="P5">/pnfs/cms/UserFederation/data/jetmet_production/data/Hits/jm_Hit601_g125_UCSD/jm02_hlt230-300/EVD12.jet0102.DB</text:p>
            <text:p text:style-name="P5">...</text:p>
          </table:table-cell>
        </table:table-row>
        <table:table-row table:style-name="Table6.6">
          <table:table-cell table:style-name="Table6.A2" office:value-type="string">
            <text:p text:style-name="Table_20_Contents">--ls-sg-count <text:alphabetical-index-mark text:string-value="list allocated tape counts" text:key1="storage volume"/>&lt;VOLUME_NAME&gt;</text:p>
            <text:p text:style-name="Table_20_Contents">Lists allocated tape counts by library and by storage group. <text:s/>If “storage group” has value “none”, the negative number under “allocated” gives the number of tapes that are available in the robot, but not yet assigned to a storage group.</text:p>
            <text:p text:style-name="Table_20_Contents">Example:</text:p>
            <text:p text:style-name="P9">$ enstore volume --ls-sg-count VO3332</text:p>
            <text:p text:style-name="P5"><text:s text:c="5"/>library <text:s text:c="3"/>storage group <text:s/>allocated</text:p>
            <text:p text:style-name="P5">========================================</text:p>
            <text:p text:style-name="P5"><text:s text:c="7"/>...</text:p>
            <text:p text:style-name="P5"><text:s text:c="4"/><text:span text:style-name="T1"><text:s/></text:span><text:s text:c="2"/>9940 <text:s text:c="12"/>ktev <text:s text:c="7"/>189</text:p>
            <text:p text:style-name="P5"><text:s text:c="8"/>9940 <text:s text:c="12"/>lqcd <text:s text:c="7"/>150</text:p>
            <text:p text:style-name="P5"><text:s text:c="8"/>9940 <text:s text:c="7"/>miniboone <text:s text:c="7"/>132</text:p>
            <text:p text:style-name="P5"><text:s text:c="8"/>9940 <text:s text:c="11"/>minos <text:s text:c="7"/>109</text:p>
            <text:p text:style-name="P5"><text:s text:c="8"/>9940 <text:s text:c="12"/>none <text:s text:c="7"/>-13</text:p>
            <text:p text:style-name="P5"><text:s text:c="8"/>9940 <text:s text:c="9"/>patriot <text:s text:c="8"/>20</text:p>
            <text:p text:style-name="P5"><text:s text:c="8"/>9940 <text:s text:c="12"/>sdss <text:s text:c="7"/>608</text:p>
            <text:p text:style-name="P5"><text:s text:c="8"/>9940 <text:s text:c="12"/>test <text:s text:c="8"/>28</text:p>
            <text:p text:style-name="P5"><text:s text:c="8"/>9940 <text:s text:c="10"/>theory <text:s text:c="8"/>70</text:p>
            <text:p text:style-name="P5"><text:s text:c="4"/>CD-9940B <text:s text:c="13"/>cms <text:s text:c="7"/>129</text:p>
            <text:p text:style-name="P5"><text:s text:c="8"/>...</text:p>
          </table:table-cell>
        </table:table-row>
        <text:soft-page-break/>
        <table:table-row table:style-name="Table6.7">
          <table:table-cell table:style-name="Table6.A2" office:value-type="string">
            <text:p text:style-name="Table_20_Contents">--pvols<text:alphabetical-index-mark text:string-value="list problem volumes" text:key1="storage volume"/> [--just &lt;VOLUME_1&gt; <text:s/>&lt;VOLUME_2&gt; ...]</text:p>
            <text:p text:style-name="Table_20_Contents">Without<text:span text:style-name="Command"> --just</text:span>, this lists all problem volumes. <text:s text:c="2"/>With<text:span text:style-name="Command"> --just </text:span>followed by a space-separated list of volume names, it lists only the problem volumes among the given list. <text:span text:style-name="T2">correct?</text:span> <text:s/></text:p>
            <text:p text:style-name="Table_20_Contents">The columns returned are: volume name, primary status, primary status time, secondary status, secondary status time. (The time fields are relatively new; not all volumes will display them.)</text:p>
            <text:p text:style-name="Table_20_Contents">Example:</text:p>
            <text:p text:style-name="P9">$ enstore volume --pvols </text:p>
            <text:p text:style-name="P5">==== readonly</text:p>
            <text:p text:style-name="P5">LEGL10 <text:s text:c="12"/>none <text:s text:c="8"/>* <text:s text:c="4"/>readonly 0913-1540</text:p>
            <text:p text:style-name="P5">LEGL98 <text:s text:c="12"/>none <text:s text:c="8"/>* <text:s text:c="4"/>readonly 0819-2329</text:p>
            <text:p text:style-name="P5">...</text:p>
            <text:p text:style-name="P5">==== full</text:p>
            <text:p text:style-name="P5">...</text:p>
            <text:p text:style-name="P5">VO4845 <text:s text:c="12"/>none <text:s text:c="8"/>* <text:s text:c="8"/>full <text:s text:c="8"/>*</text:p>
            <text:p text:style-name="P5">VO4846 <text:s text:c="12"/>none 1023-1032 <text:s text:c="8"/>full <text:s text:c="8"/>*</text:p>
            <text:p text:style-name="P5">VO4847 <text:s text:c="12"/>none <text:s text:c="8"/>* <text:s text:c="8"/>full <text:s text:c="8"/>*</text:p>
            <text:p text:style-name="P5">VO4848 <text:s text:c="12"/>none <text:s text:c="8"/>* <text:s text:c="8"/>full <text:s text:c="8"/>*</text:p>
            <text:p text:style-name="P5">VO4849 <text:s text:c="12"/>none <text:s text:c="8"/>* <text:s text:c="8"/>full <text:s text:c="8"/>*</text:p>
            <text:p text:style-name="P5">VO4850 <text:s text:c="12"/>none <text:s text:c="8"/>* <text:s text:c="8"/>full 1016-2315</text:p>
            <text:p text:style-name="P5">VO4851 <text:s text:c="12"/>none <text:s text:c="8"/>* <text:s text:c="8"/>full 1017-0409</text:p>
            <text:p text:style-name="P5">...</text:p>
            <text:p text:style-name="P5">$ enstore volume --pvols --just VO3332</text:p>
            <text:p text:style-name="P5">(no sample output available)<text:span text:style-name="T2">gave no output -- then I ran --pvols and picked a few volumes shown in output; still no output here. <text:s/>What do you use --just for?</text:span></text:p>
            <text:p text:style-name="P5"/>
          </table:table-cell>
        </table:table-row>
        <text:soft-page-break/>
        <table:table-row table:style-name="Table6.8">
          <table:table-cell table:style-name="Table6.A2" office:value-type="string">
            <text:p text:style-name="Table_20_Contents">--<text:alphabetical-index-mark text:string-value="statistics" text:key1="storage volume"/>vol &lt;VOLUME_NAME&gt;<text:tab/></text:p>
            <text:p text:style-name="Table_20_Contents">Returns detailed information about specified volume</text:p>
            <text:p text:style-name="Table_20_Contents">Example:</text:p>
            <text:p text:style-name="P9">$ enstore volume --vol VO3332</text:p>
            <text:p text:style-name="P5">{'blocksize': 131072,</text:p>
            <text:p text:style-name="P5"><text:s/>'capacity_bytes': 64424509440L,</text:p>
            <text:p text:style-name="P5"><text:s/>'declared': 1011219237.849051,</text:p>
            <text:p text:style-name="P5"><text:s/>'eod_cookie': '0000_000000000_0000044',</text:p>
            <text:p text:style-name="P5"><text:s/>'external_label': 'VO3332',</text:p>
            <text:p text:style-name="P5"><text:s/>'first_access': 1021053575.259737,</text:p>
            <text:p text:style-name="P5"><text:s/>'last_access': 1067315745.238969,</text:p>
            <text:p text:style-name="P5"><text:s/>'library': '9940',</text:p>
            <text:p text:style-name="P5"><text:s/>'media_type': '9940',</text:p>
            <text:p text:style-name="P5"><text:s/>'non_del_files': 43,</text:p>
            <text:p text:style-name="P5"><text:s/>'remaining_bytes': 1785262080L,</text:p>
            <text:p text:style-name="P5"><text:s/>'sum_mounts': 234,</text:p>
            <text:p text:style-name="P5"><text:s/>'sum_rd_access': 213,</text:p>
            <text:p text:style-name="P5"><text:s/>'sum_rd_err': 0,</text:p>
            <text:p text:style-name="P5"><text:s/>'sum_wr_access': 43,</text:p>
            <text:p text:style-name="P5"><text:s/>'sum_wr_err': 0,</text:p>
            <text:p text:style-name="P5"><text:s/>'system_inhibit': ['none', 'full'],</text:p>
            <text:p text:style-name="P5"><text:s/>'user_inhibit': ['none', 'none'],</text:p>
            <text:p text:style-name="P5"><text:s/>'volume_family': 'cms.objy_data_files.cpio_odc',</text:p>
            <text:p text:style-name="P5"><text:s/>'wrapper': 'cpio_odc'}</text:p>
          </table:table-cell>
        </table:table-row>
        <table:table-row table:style-name="Table6.9">
          <table:table-cell table:style-name="Table6.A2" office:value-type="string">
            <text:p text:style-name="Table_20_Contents">--<text:alphabetical-index-mark text:string-value="list inhibits;storage volume:list file family info" text:key1="storage volume" text:key2="list available space;storage volume"/>vols</text:p>
            <text:p text:style-name="Table_20_Contents">Lists all volumes with their available space, the system inhibits, the library, the volume family (period-separated concatenation of storage group, file family and file family wrapper) and any comments.</text:p>
            <text:p text:style-name="Table_20_Contents">Example:</text:p>
            <text:p text:style-name="P9">$ enstore volume --vols</text:p>
            <text:p text:style-name="P5">label <text:s text:c="4"/>avail. <text:s/>system_inhibit <text:s text:c="2"/>library <text:s/>vol_family <text:s text:c="12"/>comment</text:p>
            <text:p text:style-name="P5">...</text:p>
            <text:p text:style-name="P5">VO0053 <text:s text:c="3"/>1.19GB <text:s/>(none <text:s/>full ) <text:s text:c="3"/>eagle <text:s text:c="3"/>cms.objy_data_files.cpio_odc</text:p>
            <text:p text:style-name="P5">VO0054 <text:s text:c="3"/>0.51GB <text:s/>(none <text:s/>full ) <text:s text:c="3"/>eagle <text:s text:c="3"/>cms.objy_data_files.cpio_odc</text:p>
            <text:p text:style-name="P5">VO0055 <text:s text:c="3"/>0.17GB <text:s/>(none <text:s/>full ) <text:s text:c="3"/>eagle <text:s text:c="3"/>theory.theory-canopy-C.cpio_odc</text:p>
            <text:p text:style-name="P5">VO0056 <text:s text:c="3"/>0.65GB <text:s/>(none <text:s/>full ) <text:s text:c="3"/>eagle <text:s text:c="3"/>theory.theory-canopy-D.cpio_odc</text:p>
            <text:p text:style-name="P5">...</text:p>
          </table:table-cell>
        </table:table-row>
      </table:table>
      <text:p text:style-name="Standard"/>
      <text:p text:style-name="Text_20_body"/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adornments="Bold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left="1in" fo:margin-right="0in" fo:margin-top="0in" fo:margin-bottom="0.0835in" fo:text-indent="0in" style:auto-text-indent="false"/>
      <style:text-properties style:font-name="Nimbus Roman No9 L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  <style:text-properties style:font-name="Nimbus Roman No9 L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in" fo:margin-right="0in" fo:text-indent="0in" style:auto-text-indent="false" style:page-number="auto"/>
      <style:text-properties style:font-name="Nimbus Sans L" fo:font-size="158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.75in" fo:margin-right="0in" fo:text-indent="-0.5in" style:auto-text-indent="false"/>
      <style:text-properties style:font-name="Nimbus Sans L" fo:font-size="20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1.25in" fo:margin-right="0in" fo:text-indent="-1in" style:auto-text-indent="false"/>
      <style:text-properties style:font-name="Nimbus Sans L" fo:font-size="16pt" fo:font-weight="bold" style:font-size-asian="14pt" style:font-weight-asian="bold" style:font-size-complex="14pt" style:font-weight-complex="bold"/>
    </style:style>
    <style:style style:name="CommandLine" style:family="paragraph" style:next-style-name="CommandIndent">
      <style:paragraph-properties fo:margin-left="0.389in" fo:margin-right="0in" fo:margin-top="0.0972in" fo:margin-bottom="0.0972in" style:line-height-at-least="0.1665in" fo:text-align="start" style:justify-single-word="false" fo:text-indent="-0.139in" style:auto-text-indent="false" style:vertical-align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</style:tab-stops>
      </style:paragraph-properties>
      <style:text-properties fo:color="#000000" style:text-line-through-style="none" style:font-name="Courier New" fo:font-size="10pt" fo:letter-spacing="normal" fo:language="en" fo:country="US" fo:font-style="normal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 style:text-emphasize="none" style:text-scale="100%"/>
    </style:style>
    <style:style style:name="CommandIndent" style:family="paragraph">
      <style:paragraph-properties fo:margin-left="0.639in" fo:margin-right="0in" fo:margin-top="0.111in" fo:margin-bottom="0.111in" style:line-height-at-least="0.1945in" fo:text-align="start" style:justify-single-word="false" fo:text-indent="0in" style:auto-text-indent="false" style:vertical-align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</style:tab-stops>
      </style:paragraph-properties>
      <style:text-properties fo:color="#000000" style:text-line-through-style="none" style:font-name="Courier New" fo:font-size="12pt" fo:letter-spacing="normal" fo:language="en" fo:country="US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 style:text-emphasize="none" style:text-scale="100%"/>
    </style:style>
    <style:style style:name="Body" style:family="paragraph" style:next-style-name="CommandIndent">
      <style:paragraph-properties fo:margin-left="0.25in" fo:margin-right="0in" fo:margin-top="0.0555in" fo:margin-bottom="0.0555in" style:line-height-at-least="0.1945in" fo:text-align="start" style:justify-single-word="false" fo:text-indent="0in" style:auto-text-indent="false" style:vertical-align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</style:tab-stops>
      </style:paragraph-properties>
      <style:text-properties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scale="100%"/>
    </style:style>
    <style:style style:name="OutputSmall" style:family="paragraph" style:next-style-name="CommandIndent">
      <style:paragraph-properties fo:margin-left="0.5in" fo:margin-right="0in" fo:margin-top="0.028in" fo:margin-bottom="0.028in" style:line-height-at-least="0.111in" fo:text-align="justify" style:justify-single-word="false" fo:text-indent="0in" style:auto-text-indent="false" style:vertical-align="auto"/>
      <style:text-properties fo:color="#000000" style:text-line-through-style="none" style:font-name="Courier New" fo:font-size="7pt" fo:letter-spacing="normal" fo:language="en" fo:country="US" fo:font-style="normal" style:text-underline-style="none" fo:font-weight="normal" style:font-name-asian="Courier New" style:font-size-asian="7pt" style:font-style-asian="normal" style:font-weight-asian="normal" style:font-name-complex="Courier New" style:font-size-complex="7pt" style:font-style-complex="normal" style:font-weight-complex="normal" style:text-emphasize="none" style:text-scale="100%"/>
    </style:style>
    <style:style style:name="BodyNoIndent" style:family="paragraph" style:next-style-name="CommandIndent">
      <style:paragraph-properties fo:margin-left="0in" fo:margin-right="0in" fo:margin-top="0.0555in" fo:margin-bottom="0.0555in" style:line-height-at-least="0.1945in" fo:text-align="start" style:justify-single-word="false" fo:text-indent="0in" style:auto-text-indent="false" style:vertical-align="auto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</style:tab-stops>
      </style:paragraph-properties>
      <style:text-properties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scale="100%"/>
    </style:style>
    <style:style style:name="Output" style:family="paragraph" style:next-style-name="CommandIndent">
      <style:paragraph-properties fo:margin-left="0.5in" fo:margin-right="0in" fo:margin-top="0.028in" fo:margin-bottom="0.028in" style:line-height-at-least="0.1665in" fo:text-align="justify" style:justify-single-word="false" fo:text-indent="0in" style:auto-text-indent="false" style:vertical-align="auto"/>
      <style:text-properties fo:color="#000000" style:text-line-through-style="none" style:font-name="Courier New" fo:font-size="10pt" fo:letter-spacing="normal" fo:language="en" fo:country="US" fo:font-style="normal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text-scale="100%"/>
    </style:style>
    <style:style style:name="Bullet" style:family="paragraph" style:next-style-name="CommandIndent">
      <style:paragraph-properties fo:margin-left="0.5693in" fo:margin-right="0in" fo:margin-top="0.0555in" fo:margin-bottom="0.0555in" style:line-height-at-least="0.1945in" fo:text-align="start" style:justify-single-word="false" fo:text-indent="-0.0693in" style:auto-text-indent="false" style:vertical-align="auto">
        <style:tab-stops>
          <style:tab-stop style:position="0.389in"/>
        </style:tab-stops>
      </style:paragraph-properties>
      <style:text-properties fo:color="#000000" style:text-line-through-style="none" style:font-name="Times New Roman" fo:font-size="12pt" fo:letter-spacing="normal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scale="100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Command" style:family="text">
      <style:text-properties fo:font-variant="normal" fo:text-transform="none" fo:color="#000000" style:text-line-through-style="none" style:text-position="0% 100%" style:font-name="Courier New" fo:font-size="12pt" fo:letter-spacing="normal" fo:language="en" fo:country="US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 style:text-scale="100%"/>
    </style:style>
    <style:style style:name="product_5f_name" style:display-name="product_name" style:family="text">
      <style:text-properties fo:font-variant="normal" fo:text-transform="none" fo:color="#000000" style:text-line-through-style="none" style:text-position="0% 100%" fo:font-style="normal" style:text-underline-style="none" fo:font-weight="bold" style:font-style-asian="normal" style:font-weight-asian="bold" style:font-style-complex="normal" style:font-weight-complex="bold"/>
    </style:style>
    <style:style style:name="Emphasis" style:family="text">
      <style:text-properties fo:font-variant="normal" fo:text-transform="none" fo:color="#000000" style:text-line-through-style="none" style:text-position="0% 100%" style:font-name="Times New Roman" fo:font-size="12pt" fo:letter-spacing="normal" fo:language="en" fo:country="US" fo:font-style="italic" style:text-underline-style="none" fo:font-weight="normal" style:font-name-asian="Times New Roman" style:font-size-asian="12pt" style:font-style-asian="italic" style:font-weight-asian="normal" style:font-name-complex="Times New Roman" style:font-size-complex="12pt" style:font-style-complex="italic" style:font-weight-complex="normal" style:text-scale="100%"/>
    </style:style>
    <style:style style:name="Code" style:family="text">
      <style:text-properties fo:font-variant="normal" fo:text-transform="none" fo:color="#000000" style:text-line-through-style="none" style:text-position="0% 100%" style:font-name="Courier New" fo:font-size="12pt" fo:letter-spacing="normal" fo:language="en" fo:country="US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scale="100%"/>
    </style:style>
    <style:style style:name="Bold" style:family="text">
      <style:text-properties fo:font-variant="normal" fo:text-transform="none" fo:color="#000000" style:text-line-through-style="none" style:text-position="0% 100%" style:font-name="Times New Roman" fo:font-size="12pt" fo:letter-spacing="normal" fo:language="en" fo:country="US" fo:font-style="normal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 style:text-scale="100%"/>
    </style:style>
    <style:style style:name="file" style:family="text">
      <style:text-properties fo:font-variant="normal" fo:text-transform="none" fo:color="#000000" style:text-line-through-style="none" style:text-position="0% 100%" style:font-name="Courier New" fo:font-size="12pt" fo:letter-spacing="normal" fo:language="en" fo:country="US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scale="100%"/>
    </style:style>
    <style:style style:name="RTF_5f_Num_20_2_20_1" style:display-name="RTF_Num 2 1" style:family="text">
      <style:text-properties fo:color="#000000" style:text-line-through-style="none" style:font-name="Times New Roman" fo:font-size="20pt" fo:font-style="normal" style:text-underline-style="none" fo:font-weight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text:style-name="Numbering_20_Symbols" style:num-prefix="Chapter " style:num-suffix=": " style:num-format="1">
        <style:list-level-properties text:min-label-width="1in" text:min-label-distance="0.15in"/>
      </text:outline-level-style>
      <text:outline-level-style text:level="2" text:style-name="Numbering_20_Symbols" style:num-format="1" text:display-levels="2">
        <style:list-level-properties text:space-before="0.25in" text:min-label-width="0.5in" text:min-label-distance="0.15in"/>
      </text:outline-level-style>
      <text:outline-level-style text:level="3" text:style-name="Numbering_20_Symbols" style:num-format="1" text:display-levels="3">
        <style:list-level-properties text:space-before="0.25in"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9.6  " style:num-format=""/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right_5f_page_5f_footer" style:display-name="right_page_footer" style:family="table">
      <style:table-properties style:width="6.9146in" fo:margin-left="0in" fo:margin-right="0.0104in" table:align="margins"/>
    </style:style>
    <style:style style:name="right_5f_page_5f_footer.A" style:display-name="right_page_footer.A" style:family="table-column">
      <style:table-column-properties style:column-width="6.4417in" style:rel-column-width="61056*"/>
    </style:style>
    <style:style style:name="right_5f_page_5f_footer.B" style:display-name="right_page_footer.B" style:family="table-column">
      <style:table-column-properties style:column-width="0.4729in" style:rel-column-width="4479*"/>
    </style:style>
    <style:style style:name="right_5f_page_5f_footer.A1" style:display-name="right_page_footer.A1" style:family="table-cell">
      <style:table-cell-properties fo:padding="0.0382in" fo:border-left="none" fo:border-right="none" fo:border-top="0.0139in solid #000000" fo:border-bottom="none"/>
    </style:style>
    <style:style style:name="left_5f_page_5f_footer" style:display-name="left_page_footer" style:family="table">
      <style:table-properties style:width="6.9271in" fo:margin-left="0in" fo:margin-right="-0.0021in" table:align="margins"/>
    </style:style>
    <style:style style:name="left_5f_page_5f_footer.A" style:display-name="left_page_footer.A" style:family="table-column">
      <style:table-column-properties style:column-width="0.416in" style:rel-column-width="3936*"/>
    </style:style>
    <style:style style:name="left_5f_page_5f_footer.B" style:display-name="left_page_footer.B" style:family="table-column">
      <style:table-column-properties style:column-width="6.5111in" style:rel-column-width="61599*"/>
    </style:style>
    <style:style style:name="left_5f_page_5f_footer.A1" style:display-name="left_page_footer.A1" style:family="table-cell">
      <style:table-cell-properties fo:padding="0.0382in" fo:border-left="none" fo:border-right="none" fo:border-top="0.0139in solid #000000" fo:border-bottom="none"/>
    </style:style>
    <style:style style:name="P1" style:family="paragraph" style:parent-style-name="Table_20_Contents">
      <style:paragraph-properties fo:text-align="center" style:justify-single-word="false" fo:padding="0in" fo:border="none" style:shadow="none"/>
    </style:style>
    <style:style style:name="P2" style:family="paragraph" style:parent-style-name="Table_20_Contents">
      <style:paragraph-properties fo:text-align="start" style:justify-single-word="false" fo:padding="0in" fo:border="none" style:shadow="none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/>
    <style:master-page style:name="First_20_Page" style:display-name="First Page" style:page-layout-name="pm1" style:next-style-name="Left_20_Page"/>
    <style:master-page style:name="Right_20_Page" style:display-name="Right Page" style:page-layout-name="pm2" style:next-style-name="Left_20_Page">
      <style:footer>
        <text:p text:style-name="Footer"/>
        <table:table table:name="right_page_footer" table:style-name="right_5f_page_5f_footer">
          <table:table-column table:style-name="right_5f_page_5f_footer.A"/>
          <table:table-column table:style-name="right_5f_page_5f_footer.B"/>
          <table:table-row>
            <table:table-cell table:style-name="right_5f_page_5f_footer.A1" office:value-type="string">
              <text:p text:style-name="P1"><text:chapter text:display="name" text:outline-level="1"/></text:p>
            </table:table-cell>
            <table:table-cell table:style-name="right_5f_page_5f_footer.A1" office:value-type="string">
              <text:p text:style-name="Table_20_Contents"><text:page-number text:select-page="current"/></text:p>
            </table:table-cell>
          </table:table-row>
        </table:table>
        <text:p text:style-name="Standard"/>
      </style:footer>
    </style:master-page>
    <style:master-page style:name="Left_20_Page" style:display-name="Left Page" style:page-layout-name="pm3" style:next-style-name="Right_20_Page">
      <style:footer>
        <text:p text:style-name="Footer"/>
      </style:footer>
      <style:footer-left>
        <text:p text:style-name="Footer"/>
        <table:table table:name="left_page_footer" table:style-name="left_5f_page_5f_footer">
          <table:table-column table:style-name="left_5f_page_5f_footer.A"/>
          <table:table-column table:style-name="left_5f_page_5f_footer.B"/>
          <table:table-row>
            <table:table-cell table:style-name="left_5f_page_5f_footer.A1" office:value-type="string">
              <text:p text:style-name="P2"><text:page-number text:select-page="current"/></text:p>
            </table:table-cell>
            <table:table-cell table:style-name="left_5f_page_5f_footer.A1" office:value-type="string">
              <text:p text:style-name="P1"><text:chapter text:display="name" text:outline-level="1"/></text:p>
            </table:table-cell>
          </table:table-row>
        </table:table>
        <text:p text:style-name="Standard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8-10-07T13:33:07</meta:creation-date>
    <dc:date>2009-12-22T10:51:03</dc:date>
    <meta:editing-cycles>58</meta:editing-cycles>
    <meta:editing-duration>PT5H33M48S</meta:editing-duration>
    <meta:user-defined meta:name="Info 1"/>
    <meta:user-defined meta:name="Info 2"/>
    <meta:user-defined meta:name="Info 3"/>
    <meta:user-defined meta:name="Info 4"/>
    <meta:document-statistic meta:table-count="8" meta:image-count="1" meta:object-count="0" meta:page-count="34" meta:paragraph-count="721" meta:word-count="5552" meta:character-count="38467"/>
  </office:meta>
</office:document-meta>
</file>